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001" number:language="en" number:country="GB">
      <number:number number:decimal-places="0" loext:min-decimal-places="0" number:min-integer-digits="1"/>
    </number:number-style>
    <style:style style:name="ce332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fo:font-weight="bold" style:font-weight-asian="bold" style:font-weight-complex="bold"/>
    </style:style>
    <style:style style:name="ce333" style:family="table-cell" style:parent-style-name="Default">
      <style:table-cell-properties fo:border-bottom="none" fo:background-color="#00dcff" fo:border-left="0.06pt solid #000000" fo:border-right="none" fo:border-top="none"/>
    </style:style>
    <style:style style:name="ce334" style:family="table-cell" style:parent-style-name="Default">
      <style:table-cell-properties fo:border-bottom="0.06pt solid #000000" fo:background-color="#00dcff" fo:border-left="0.06pt solid #000000" fo:border-right="none" fo:border-top="none"/>
      <style:text-properties fo:font-style="italic" style:font-style-asian="italic" style:font-style-complex="italic"/>
    </style:style>
    <style:style style:name="ce335" style:family="table-cell" style:parent-style-name="Default">
      <style:table-cell-properties fo:border-bottom="none" fo:background-color="#ff9966" fo:border-left="0.06pt solid #000000" fo:border-right="none" fo:border-top="0.06pt solid #000000"/>
    </style:style>
    <style:style style:name="ce336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337" style:family="table-cell" style:parent-style-name="Default">
      <style:table-cell-properties fo:border-bottom="0.06pt solid #000000" fo:background-color="#ff9966" fo:border-left="0.06pt solid #000000" fo:border-right="none" fo:border-top="none"/>
      <style:text-properties fo:font-weight="bold" style:font-weight-asian="bold" style:font-weight-complex="bold"/>
    </style:style>
    <style:style style:name="ce33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33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40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341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42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43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344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46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48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60" style:family="table-cell" style:parent-style-name="Default" style:data-style-name="N52"/>
    <style:style style:name="ce349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350" style:family="table-cell" style:parent-style-name="Default">
      <style:table-cell-properties fo:border-bottom="0.06pt solid #000000" fo:background-color="#e6e64c" fo:border-left="0.06pt solid #000000" fo:border-right="none" fo:border-top="0.06pt solid #000000"/>
    </style:style>
    <style:style style:name="ce351" style:family="table-cell" style:parent-style-name="Default">
      <style:table-cell-properties fo:border-bottom="0.06pt solid #000000" fo:background-color="#d4ea6b" fo:border-left="0.06pt solid #000000" fo:border-right="none" fo:border-top="0.06pt solid #000000"/>
    </style:style>
    <style:style style:name="ce352" style:family="table-cell" style:parent-style-name="Default">
      <style:table-cell-properties fo:border-bottom="none" fo:background-color="#cccc00" fo:border-left="0.06pt solid #000000" fo:border-right="none" fo:border-top="0.06pt solid #000000"/>
    </style:style>
    <style:style style:name="ce353" style:family="table-cell" style:parent-style-name="Default">
      <style:table-cell-properties fo:border-bottom="0.06pt solid #000000" fo:background-color="#cccc00" fo:border-left="0.06pt solid #000000" fo:border-right="none" fo:border-top="none"/>
    </style:style>
    <style:style style:name="ce354" style:family="table-cell" style:parent-style-name="Default">
      <style:table-cell-properties fo:border-bottom="none" fo:background-color="#fff5ce" fo:border-left="0.06pt solid #000000" fo:border-right="none" fo:border-top="0.06pt solid #000000"/>
    </style:style>
    <style:style style:name="ce355" style:family="table-cell" style:parent-style-name="Default">
      <style:table-cell-properties fo:border-bottom="none" fo:background-color="#fff5ce" fo:border-left="0.06pt solid #000000" fo:border-right="none" fo:border-top="none"/>
    </style:style>
    <style:style style:name="ce356" style:family="table-cell" style:parent-style-name="Default">
      <style:table-cell-properties fo:border-bottom="none" fo:background-color="#fff5ce" fo:border-left="0.06pt solid #000000" fo:border-right="none" fo:border-top="none"/>
      <style:text-properties fo:font-weight="normal" style:font-weight-asian="normal" style:font-weight-complex="normal"/>
    </style:style>
    <style:style style:name="ce357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fo:font-weight="bold" style:font-weight-asian="bold" style:font-weight-complex="bold"/>
    </style:style>
    <style:style style:name="ce120" style:family="table-cell" style:parent-style-name="Default">
      <style:text-properties fo:font-style="italic" style:font-style-asian="italic" style:font-style-complex="italic"/>
    </style:style>
    <style:style style:name="ce557" style:family="table-cell" style:parent-style-name="Default">
      <style:table-cell-properties fo:border-bottom="none" fo:background-color="#e0c2cd" fo:border-left="0.06pt solid #000000" fo:border-right="none" fo:border-top="0.06pt solid #000000"/>
    </style:style>
    <style:style style:name="ce558" style:family="table-cell" style:parent-style-name="Default">
      <style:table-cell-properties fo:border-bottom="none" fo:background-color="#e0c2cd" fo:border-left="0.06pt solid #000000" fo:border-right="none" fo:border-top="none"/>
    </style:style>
    <style:style style:name="ce559" style:family="table-cell" style:parent-style-name="Default">
      <style:table-cell-properties fo:border-bottom="none" fo:background-color="#e0c2cd" fo:border-left="0.06pt solid #000000" fo:border-right="none" fo:border-top="none"/>
      <style:text-properties fo:font-weight="bold" style:font-weight-asian="bold" style:font-weight-complex="bold"/>
    </style:style>
    <style:style style:name="ce560" style:family="table-cell" style:parent-style-name="Default">
      <style:table-cell-properties fo:border-bottom="0.06pt solid #000000" fo:background-color="#e0c2cd" fo:border-left="0.06pt solid #000000" fo:border-right="none" fo:border-top="none"/>
      <style:text-properties fo:font-weight="normal" style:font-weight-asian="normal" style:font-weight-complex="normal"/>
    </style:style>
    <style:style style:name="ce159" style:family="table-cell" style:parent-style-name="Default">
      <style:text-properties fo:font-weight="bold" style:font-weight-asian="bold" style:font-weight-complex="bold"/>
    </style:style>
    <style:style style:name="ce56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566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56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568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61" style:family="table-cell" style:parent-style-name="Default" style:data-style-name="N50"/>
    <style:style style:name="ce358" style:family="table-cell" style:parent-style-name="Default">
      <style:table-cell-properties fo:border-bottom="none" fo:border-left="none" fo:border-right="0.06pt solid #000000" fo:border-top="none"/>
    </style:style>
    <style:style style:name="ce359" style:family="table-cell" style:parent-style-name="Default">
      <style:table-cell-properties fo:border-bottom="none" fo:background-color="#00dcff" fo:border-left="none" fo:border-right="0.06pt solid #000000" fo:border-top="0.06pt solid #000000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ackground-color="#00dcff" fo:border-left="none" fo:border-right="0.06pt solid #000000" fo:border-top="none"/>
    </style:style>
    <style:style style:name="ce361" style:family="table-cell" style:parent-style-name="Default">
      <style:table-cell-properties fo:border-bottom="0.06pt solid #000000" fo:background-color="#00dcff" fo:border-left="none" fo:border-right="0.06pt solid #000000" fo:border-top="none"/>
      <style:text-properties fo:font-style="italic" style:font-style-asian="italic" style:font-style-complex="italic"/>
    </style:style>
    <style:style style:name="ce362" style:family="table-cell" style:parent-style-name="Default">
      <style:table-cell-properties fo:border-bottom="none" fo:background-color="#ff9966" fo:border-left="none" fo:border-right="0.06pt solid #000000" fo:border-top="0.06pt solid #000000"/>
    </style:style>
    <style:style style:name="ce363" style:family="table-cell" style:parent-style-name="Default">
      <style:table-cell-properties fo:border-bottom="none" fo:background-color="#ff9966" fo:border-left="none" fo:border-right="0.06pt solid #000000" fo:border-top="none"/>
    </style:style>
    <style:style style:name="ce364" style:family="table-cell" style:parent-style-name="Default">
      <style:table-cell-properties fo:border-bottom="0.06pt solid #000000" fo:background-color="#ff9966" fo:border-left="none" fo:border-right="0.06pt solid #000000" fo:border-top="none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36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68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9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70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1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72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73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4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75" style:family="table-cell" style:parent-style-name="Default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6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377" style:family="table-cell" style:parent-style-name="Default">
      <style:table-cell-properties fo:border-bottom="0.06pt solid #000000" fo:background-color="#e6e64c" fo:border-left="none" fo:border-right="0.06pt solid #000000" fo:border-top="0.06pt solid #000000"/>
    </style:style>
    <style:style style:name="ce378" style:family="table-cell" style:parent-style-name="Default">
      <style:table-cell-properties fo:border-bottom="0.06pt solid #000000" fo:background-color="#d4ea6b" fo:border-left="none" fo:border-right="none" fo:border-top="0.06pt solid #000000"/>
    </style:style>
    <style:style style:name="ce379" style:family="table-cell" style:parent-style-name="Default">
      <style:table-cell-properties fo:border-bottom="none" fo:background-color="#cccc00" fo:border-left="none" fo:border-right="0.06pt solid #000000" fo:border-top="0.06pt solid #000000"/>
    </style:style>
    <style:style style:name="ce380" style:family="table-cell" style:parent-style-name="Default">
      <style:table-cell-properties fo:border-bottom="0.06pt solid #000000" fo:background-color="#cccc00" fo:border-left="none" fo:border-right="0.06pt solid #000000" fo:border-top="none"/>
    </style:style>
    <style:style style:name="ce381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382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38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385" style:family="table-cell" style:parent-style-name="Default">
      <style:table-cell-properties fo:background-color="#fff5ce"/>
    </style:style>
    <style:style style:name="ce386" style:family="table-cell" style:parent-style-name="Default">
      <style:table-cell-properties fo:border-bottom="0.06pt solid #000000" fo:background-color="#fff5ce" fo:border-left="none" fo:border-right="none" fo:border-top="none"/>
      <style:text-properties fo:font-weight="bold" style:font-weight-asian="bold" style:font-weight-complex="bold"/>
    </style:style>
    <style:style style:name="ce590" style:family="table-cell" style:parent-style-name="Default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591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  <style:style style:name="ce31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592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60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60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387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6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388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68" style:family="table-cell" style:parent-style-name="Default">
      <style:table-cell-properties fo:border-bottom="none" fo:border-left="0.06pt solid #000000" fo:border-right="none" fo:border-top="none"/>
    </style:style>
    <style:style style:name="ce389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69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390" style:family="table-cell" style:parent-style-name="Default" style:data-style-name="N2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 style:data-style-name="N112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2" style:family="table-cell" style:parent-style-name="Default" style:data-style-name="N112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393" style:family="table-cell" style:parent-style-name="Default" style:data-style-name="N112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394" style:family="table-cell" style:parent-style-name="Default" style:data-style-name="N112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5" style:family="table-cell" style:parent-style-name="Default" style:data-style-name="N112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center" fo:margin-left="0cm"/>
    </style:style>
    <style:style style:name="ce396" style:family="table-cell" style:parent-style-name="Default" style:data-style-name="N112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7" style:family="table-cell" style:parent-style-name="Default" style:data-style-name="N112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8" style:family="table-cell" style:parent-style-name="Default" style:data-style-name="N112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cm"/>
    </style:style>
    <style:style style:name="ce399" style:family="table-cell" style:parent-style-name="Default" style:data-style-name="N112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00" style:family="table-cell" style:parent-style-name="Default" style:data-style-name="N112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</style:style>
    <style:style style:name="ce401" style:family="table-cell" style:parent-style-name="Default" style:data-style-name="N112">
      <style:table-cell-properties fo:border-bottom="0.06pt solid #000000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02" style:family="table-cell" style:parent-style-name="Default" style:data-style-name="N112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0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03" style:family="table-cell" style:parent-style-name="Default" style:data-style-name="N1">
      <style:table-cell-properties fo:border-bottom="0.06pt solid #000000" fo:background-color="#e6e64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404" style:family="table-cell" style:parent-style-name="Default" style:data-style-name="N112">
      <style:table-cell-properties fo:border-bottom="0.06pt solid #000000" fo:background-color="#d4ea6b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5" style:family="table-cell" style:parent-style-name="Default" style:data-style-name="N1">
      <style:table-cell-properties fo:border-bottom="none" fo:background-color="#cccc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6" style:family="table-cell" style:parent-style-name="Default" style:data-style-name="N112">
      <style:table-cell-properties fo:border-bottom="0.06pt solid #000000" fo:background-color="#cccc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8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409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10" style:family="table-cell" style:parent-style-name="Default" style:data-style-name="N112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411" style:family="table-cell" style:parent-style-name="Default" style:data-style-name="N1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 style:data-style-name="N112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620" style:family="table-cell" style:parent-style-name="Default" style:data-style-name="N10112">
      <style:table-cell-properties fo:background-color="#e0c2cd" style:text-align-source="fix" style:repeat-content="false" fo:border="none"/>
      <style:paragraph-properties fo:text-align="center" fo:margin-left="0cm"/>
    </style:style>
    <style:style style:name="ce426" style:family="table-cell" style:parent-style-name="Default" style:data-style-name="N112">
      <style:table-cell-properties fo:background-color="#e0c2cd" style:text-align-source="fix" style:repeat-content="false"/>
      <style:paragraph-properties fo:text-align="center" fo:margin-left="0cm"/>
    </style:style>
    <style:style style:name="ce622" style:family="table-cell" style:parent-style-name="Default" style:data-style-name="N104">
      <style:table-cell-properties fo:background-color="#e0c2cd" style:text-align-source="fix" style:repeat-content="false" fo:border="none"/>
      <style:paragraph-properties fo:text-align="center" fo:margin-left="0cm"/>
    </style:style>
    <style:style style:name="ce623" style:family="table-cell" style:parent-style-name="Default" style:data-style-name="N112">
      <style:table-cell-properties fo:background-color="#e0c2cd" style:text-align-source="fix" style:repeat-content="false" fo:border="none"/>
      <style:paragraph-properties fo:text-align="center" fo:margin-left="0cm"/>
    </style:style>
    <style:style style:name="ce624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645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646" style:family="table-cell" style:parent-style-name="Default" style:data-style-name="N10113">
      <style:table-cell-properties fo:background-color="#dddddd" style:text-align-source="fix" style:repeat-content="false" fo:border="none"/>
      <style:paragraph-properties fo:text-align="center" fo:margin-left="0cm"/>
    </style:style>
    <style:style style:name="ce647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center" fo:margin-left="0cm"/>
    </style:style>
    <style:style style:name="ce648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cm"/>
    </style:style>
    <style:style style:name="ce649" style:family="table-cell" style:parent-style-name="Default" style:data-style-name="N112">
      <style:table-cell-properties fo:background-color="#dddddd" style:text-align-source="fix" style:repeat-content="false" fo:border="none"/>
      <style:paragraph-properties fo:text-align="center" fo:margin-left="0cm"/>
    </style:style>
    <style:style style:name="ce650" style:family="table-cell" style:parent-style-name="Default" style:data-style-name="N112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11" style:family="table-cell" style:parent-style-name="Default" style:data-style-name="N2"/>
    <style:style style:name="ce19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999999"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fo:color="#999999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1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2323dc" fo:font-style="normal" style:font-style-asian="normal" style:font-style-complex="normal"/>
    </style:style>
    <style:style style:name="ce202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italic" style:font-style-asian="italic" style:font-style-complex="italic"/>
    </style:style>
    <style:style style:name="ce413" style:family="table-cell" style:parent-style-name="Default">
      <style:table-cell-properties fo:border-bottom="none" fo:background-color="#00dc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414" style:family="table-cell" style:parent-style-name="Default">
      <style:table-cell-properties fo:border-bottom="0.06pt solid #000000" fo:background-color="#00dcff" style:text-align-source="fix" style:repeat-content="false" fo:border-left="none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415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208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416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7" style:family="table-cell" style:parent-style-name="Default" style:data-style-name="N11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418" style:family="table-cell" style:parent-style-name="Default" style:data-style-name="N112">
      <style:table-cell-properties fo:background-color="#eeeeee" style:text-align-source="fix" style:repeat-content="false"/>
      <style:paragraph-properties fo:text-align="center" fo:margin-left="0cm"/>
      <style:text-properties fo:color="#999999"/>
    </style:style>
    <style:style style:name="ce419" style:family="table-cell" style:parent-style-name="Default" style:data-style-name="N112">
      <style:table-cell-properties fo:background-color="#eeeeee" style:text-align-source="fix" style:repeat-content="false"/>
      <style:paragraph-properties fo:text-align="center" fo:margin-left="0cm"/>
      <style:text-properties fo:color="#999999" fo:font-style="italic" style:font-style-asian="italic" style:font-style-complex="italic"/>
    </style:style>
    <style:style style:name="ce420" style:family="table-cell" style:parent-style-name="Default" style:data-style-name="N112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</style:style>
    <style:style style:name="ce421" style:family="table-cell" style:parent-style-name="Default" style:data-style-name="N112">
      <style:table-cell-properties fo:background-color="#ffdbb6" style:text-align-source="fix" style:repeat-content="false"/>
      <style:paragraph-properties fo:text-align="center" fo:margin-left="0cm"/>
    </style:style>
    <style:style style:name="ce422" style:family="table-cell" style:parent-style-name="Default" style:data-style-name="N112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23" style:family="table-cell" style:parent-style-name="Default" style:data-style-name="N112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</style:style>
    <style:style style:name="ce424" style:family="table-cell" style:parent-style-name="Default" style:data-style-name="N112">
      <style:table-cell-properties fo:background-color="#b4c7dc" style:text-align-source="fix" style:repeat-content="false"/>
      <style:paragraph-properties fo:text-align="center" fo:margin-left="0cm"/>
    </style:style>
    <style:style style:name="ce425" style:family="table-cell" style:parent-style-name="Default" style:data-style-name="N112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27" style:family="table-cell" style:parent-style-name="Default" style:data-style-name="N112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28" style:family="table-cell" style:parent-style-name="Default" style:data-style-name="N112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21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29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430" style:family="table-cell" style:parent-style-name="Default" style:data-style-name="N112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</style:style>
    <style:style style:name="ce431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</style:style>
    <style:style style:name="ce43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33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434" style:family="table-cell" style:parent-style-name="Default" style:data-style-name="N1">
      <style:table-cell-properties fo:background-color="#fff5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5" style:family="table-cell" style:parent-style-name="Default" style:data-style-name="N112">
      <style:table-cell-properties fo:background-color="#fff5ce" style:text-align-source="fix" style:repeat-content="false"/>
      <style:paragraph-properties fo:text-align="center" fo:margin-left="0cm"/>
    </style:style>
    <style:style style:name="ce436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fo:color="#999999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2323dc" fo:font-style="normal" style:font-style-asian="normal" style:font-style-complex="normal"/>
    </style:style>
    <style:style style:name="ce437" style:family="table-cell" style:parent-style-name="Default" style:data-style-name="N112">
      <style:table-cell-properties fo:background-color="#eeeeee" style:text-align-source="fix" style:repeat-content="false" fo:border="none"/>
      <style:paragraph-properties fo:text-align="center" fo:margin-left="0cm"/>
      <style:text-properties fo:color="#999999"/>
    </style:style>
    <style:style style:name="ce438" style:family="table-cell" style:parent-style-name="Default" style:data-style-name="N112">
      <style:table-cell-properties fo:background-color="#eeeeee" style:text-align-source="fix" style:repeat-content="false" fo:border="none"/>
      <style:paragraph-properties fo:text-align="center" fo:margin-left="0cm"/>
      <style:text-properties fo:color="#999999" fo:font-style="italic" style:font-style-asian="italic" style:font-style-complex="italic"/>
    </style:style>
    <style:style style:name="ce439" style:family="table-cell" style:parent-style-name="Default" style:data-style-name="N112">
      <style:table-cell-properties fo:background-color="#ffdbb6" style:text-align-source="fix" style:repeat-content="false" fo:border="none"/>
      <style:paragraph-properties fo:text-align="center" fo:margin-left="0cm"/>
    </style:style>
    <style:style style:name="ce440" style:family="table-cell" style:parent-style-name="Default" style:data-style-name="N112">
      <style:table-cell-properties fo:background-color="#b4c7dc" style:text-align-source="fix" style:repeat-content="false" fo:border="none"/>
      <style:paragraph-properties fo:text-align="center" fo:margin-left="0cm"/>
    </style:style>
    <style:style style:name="ce441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 fo:font-style="italic" style:font-style-asian="italic" style:font-style-complex="italic"/>
    </style:style>
    <style:style style:name="ce443" style:family="table-cell" style:parent-style-name="Default">
      <style:table-cell-properties fo:background-color="#00dcff" style:text-align-source="fix" style:repeat-content="false" fo:border="none"/>
      <style:paragraph-properties fo:text-align="center" fo:margin-left="0cm"/>
      <style:text-properties fo:color="#000000" fo:font-style="italic" style:font-style-asian="italic" style:font-style-complex="italic"/>
    </style:style>
    <style:style style:name="ce444" style:family="table-cell" style:parent-style-name="Default">
      <style:table-cell-properties fo:border="none"/>
    </style:style>
    <style:style style:name="ce445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44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447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48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449" style:family="table-cell" style:parent-style-name="Default">
      <style:table-cell-properties fo:border-bottom="0.06pt solid #000000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450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451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452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3" style:family="table-cell" style:parent-style-name="Default" style:data-style-name="N112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54" style:family="table-cell" style:parent-style-name="Default" style:data-style-name="N112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455" style:family="table-cell" style:parent-style-name="Default" style:data-style-name="N112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456" style:family="table-cell" style:parent-style-name="Default" style:data-style-name="N112">
      <style:table-cell-properties fo:border-bottom="none" fo:background-color="#ffdbb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57" style:family="table-cell" style:parent-style-name="Default" style:data-style-name="N112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</style:style>
    <style:style style:name="ce458" style:family="table-cell" style:parent-style-name="Default" style:data-style-name="N112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59" style:family="table-cell" style:parent-style-name="Default" style:data-style-name="N112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0" style:family="table-cell" style:parent-style-name="Default" style:data-style-name="N112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</style:style>
    <style:style style:name="ce461" style:family="table-cell" style:parent-style-name="Default" style:data-style-name="N112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62" style:family="table-cell" style:parent-style-name="Default" style:data-style-name="N112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463" style:family="table-cell" style:parent-style-name="Default" style:data-style-name="N112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64" style:family="table-cell" style:parent-style-name="Default" style:data-style-name="N112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5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466" style:family="table-cell" style:parent-style-name="Default" style:data-style-name="N112">
      <style:table-cell-properties fo:border-bottom="0.06pt solid #000000" fo:background-color="#d4ea6b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7" style:family="table-cell" style:parent-style-name="Default" style:data-style-name="N1">
      <style:table-cell-properties fo:border-bottom="none" fo:background-color="#cccc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8" style:family="table-cell" style:parent-style-name="Default" style:data-style-name="N112">
      <style:table-cell-properties fo:border-bottom="0.06pt solid #000000" fo:background-color="#cccc00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469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0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71" style:family="table-cell" style:parent-style-name="Default" style:data-style-name="N112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472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87" style:family="table-cell" style:parent-style-name="Default" style:data-style-name="N112">
      <style:table-cell-properties fo:border-bottom="none" fo:background-color="#e0c2c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88" style:family="table-cell" style:parent-style-name="Default" style:data-style-name="N10112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689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690" style:family="table-cell" style:parent-style-name="Default" style:data-style-name="N104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727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28" style:family="table-cell" style:parent-style-name="Default" style:data-style-name="N10113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729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73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731" style:family="table-cell" style:parent-style-name="Default" style:data-style-name="N112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732" style:family="table-cell" style:parent-style-name="Default" style:data-style-name="N112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71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272" style:family="table-cell" style:parent-style-name="Default" style:data-style-name="N112"/>
    <style:style style:name="ce473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7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47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94" style:family="table-cell" style:parent-style-name="Default" style:data-style-name="N10113">
      <style:table-cell-properties style:text-align-source="fix" style:repeat-content="false"/>
      <style:paragraph-properties fo:text-align="center" fo:margin-left="0cm"/>
    </style:style>
    <style:style style:name="ce695" style:family="table-cell" style:parent-style-name="Default" style:data-style-name="N1011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7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96" style:family="table-cell" style:parent-style-name="Default" style:data-style-name="N10113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97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740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741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42" style:family="table-cell" style:parent-style-name="Default" style:data-style-name="N1000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743" style:family="table-cell" style:parent-style-name="Default" style:data-style-name="N1000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4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745" style:family="table-cell" style:parent-style-name="Default" style:data-style-name="N1000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698" style:family="table-cell" style:parent-style-name="Default" style:data-style-name="N10112"/>
    <style:style style:name="ce747" style:family="table-cell" style:parent-style-name="Default" style:data-style-name="N10112">
      <style:text-properties fo:font-weight="bold" style:font-weight-asian="bold" style:font-weight-complex="bold"/>
    </style:style>
    <style:style style:name="ce27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7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78" style:family="table-cell" style:parent-style-name="Default">
      <style:table-cell-properties fo:background-color="transparent"/>
    </style:style>
    <style:style style:name="ce27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80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4"/>
        <table:table-column table:style-name="co3" table:number-columns-repeated="11" table:default-cell-style-name="ce233"/>
        <table:table-column table:style-name="co4" table:default-cell-style-name="Default"/>
        <table:table-column table:style-name="co5" table:default-cell-style-name="ce233"/>
        <table:table-column table:style-name="co3" table:number-columns-repeated="997" table:default-cell-style-name="Default"/>
        <table:table-row table:style-name="ro1">
          <table:table-cell/>
          <table:table-cell table:style-name="ce358"/>
          <table:table-cell table:style-name="ce162" office:value-type="string" calcext:value-type="string">
            <text:p>Jan</text:p>
          </table:table-cell>
          <table:table-cell table:style-name="ce202" office:value-type="string" calcext:value-type="string">
            <text:p>Feb</text:p>
          </table:table-cell>
          <table:table-cell table:style-name="ce202" office:value-type="string" calcext:value-type="string">
            <text:p>Mar</text:p>
          </table:table-cell>
          <table:table-cell table:style-name="ce202" office:value-type="string" calcext:value-type="string">
            <text:p>Apr</text:p>
          </table:table-cell>
          <table:table-cell table:style-name="ce202" office:value-type="string" calcext:value-type="string">
            <text:p>May</text:p>
          </table:table-cell>
          <table:table-cell table:style-name="ce202" office:value-type="string" calcext:value-type="string">
            <text:p>Jun</text:p>
          </table:table-cell>
          <table:table-cell table:style-name="ce202" office:value-type="string" calcext:value-type="string">
            <text:p>Jul</text:p>
          </table:table-cell>
          <table:table-cell table:style-name="ce202" office:value-type="string" calcext:value-type="string">
            <text:p>Aug</text:p>
          </table:table-cell>
          <table:table-cell table:style-name="ce202" office:value-type="string" calcext:value-type="string">
            <text:p>Sep</text:p>
          </table:table-cell>
          <table:table-cell table:style-name="ce202" office:value-type="string" calcext:value-type="string">
            <text:p>Oct</text:p>
          </table:table-cell>
          <table:table-cell table:style-name="ce441" office:value-type="string" calcext:value-type="string">
            <text:p>Nov</text:p>
          </table:table-cell>
          <table:table-cell table:style-name="ce202" office:value-type="string" calcext:value-type="string">
            <text:p>Dec</text:p>
          </table:table-cell>
          <table:table-cell table:style-name="ce270" office:value-type="string" calcext:value-type="string">
            <text:p>Totals</text:p>
          </table:table-cell>
          <table:table-cell table:style-name="ce270"/>
          <table:table-cell table:number-columns-repeated="997"/>
        </table:table-row>
        <table:table-row table:style-name="ro1">
          <table:table-cell office:value-type="string" calcext:value-type="string">
            <text:p>Days in month</text:p>
          </table:table-cell>
          <table:table-cell table:style-name="ce358"/>
          <table:table-cell table:style-name="ce163" office:value-type="float" office:value="31" calcext:value-type="float">
            <text:p>31</text:p>
          </table:table-cell>
          <table:table-cell table:style-name="ce203" office:value-type="float" office:value="28" calcext:value-type="float">
            <text:p>28</text:p>
          </table:table-cell>
          <table:table-cell table:style-name="ce203" office:value-type="float" office:value="31" calcext:value-type="float">
            <text:p>31</text:p>
          </table:table-cell>
          <table:table-cell table:style-name="ce20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34" office:value-type="float" office:value="30" calcext:value-type="float">
            <text:p>30</text:p>
          </table:table-cell>
          <table:table-cell table:style-name="ce203" office:value-type="float" office:value="31" calcext:value-type="float">
            <text:p>31</text:p>
          </table:table-cell>
          <table:table-cell table:number-columns-repeated="999"/>
        </table:table-row>
        <table:table-row table:style-name="ro1">
          <table:table-cell/>
          <table:table-cell table:style-name="ce358"/>
          <table:table-cell table:style-name="ce164"/>
          <table:table-cell table:style-name="ce204" table:number-columns-repeated="9"/>
          <table:table-cell table:style-name="ce442"/>
          <table:table-cell table:style-name="ce204"/>
          <table:table-cell table:number-columns-repeated="999"/>
        </table:table-row>
        <table:table-row table:style-name="ro1">
          <table:table-cell table:style-name="ce332" office:value-type="string" calcext:value-type="string">
            <text:p>Outside wunderground</text:p>
          </table:table-cell>
          <table:table-cell table:style-name="ce359"/>
          <table:table-cell table:style-name="ce387" office:value-type="float" office:value="6.2" calcext:value-type="float">
            <text:p>6.2</text:p>
          </table:table-cell>
          <table:table-cell table:style-name="ce413" office:value-type="float" office:value="5.5" calcext:value-type="float">
            <text:p>5.5</text:p>
          </table:table-cell>
          <table:table-cell table:style-name="ce413" office:value-type="float" office:value="6.1" calcext:value-type="float">
            <text:p>6.1</text:p>
          </table:table-cell>
          <table:table-cell table:style-name="ce413" office:value-type="float" office:value="9.9" calcext:value-type="float">
            <text:p>9.9</text:p>
          </table:table-cell>
          <table:table-cell table:style-name="ce413" office:value-type="float" office:value="11.7" calcext:value-type="float">
            <text:p>11.7</text:p>
          </table:table-cell>
          <table:table-cell table:number-columns-repeated="2" table:style-name="ce413" office:value-type="float" office:value="13.8" calcext:value-type="float">
            <text:p>13.8</text:p>
          </table:table-cell>
          <table:table-cell table:style-name="ce413" office:value-type="float" office:value="15.8" calcext:value-type="float">
            <text:p>15.8</text:p>
          </table:table-cell>
          <table:table-cell table:style-name="ce413" office:value-type="float" office:value="13.4" calcext:value-type="float">
            <text:p>13.4</text:p>
          </table:table-cell>
          <table:table-cell table:style-name="ce413" office:value-type="float" office:value="10" calcext:value-type="float">
            <text:p>10</text:p>
          </table:table-cell>
          <table:table-cell table:style-name="ce413" office:value-type="float" office:value="8.8" calcext:value-type="float">
            <text:p>8.8</text:p>
          </table:table-cell>
          <table:table-cell table:style-name="ce447" office:value-type="float" office:value="5.8" calcext:value-type="float">
            <text:p>5.8</text:p>
          </table:table-cell>
          <table:table-cell table:style-name="ce760" table:formula="of:=AVERAGE([.C4:.N4])" office:value-type="float" office:value="10.0666666666667" calcext:value-type="float">
            <text:p>10.07</text:p>
          </table:table-cell>
          <table:table-cell table:style-name="ce274"/>
          <table:table-cell table:style-name="ce278" table:number-columns-repeated="997"/>
        </table:table-row>
        <table:table-row table:style-name="ro1">
          <table:table-cell table:style-name="ce333" office:value-type="string" calcext:value-type="string">
            <text:p>Outside heatpump</text:p>
          </table:table-cell>
          <table:table-cell table:style-name="ce360"/>
          <table:table-cell table:style-name="ce166" office:value-type="float" office:value="6.8" calcext:value-type="float">
            <text:p>6.8</text:p>
          </table:table-cell>
          <table:table-cell table:style-name="ce206" office:value-type="float" office:value="6.4" calcext:value-type="float">
            <text:p>6.4</text:p>
          </table:table-cell>
          <table:table-cell table:style-name="ce206" office:value-type="float" office:value="6.8" calcext:value-type="float">
            <text:p>6.8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12.5" calcext:value-type="float">
            <text:p>12.5</text:p>
          </table:table-cell>
          <table:table-cell table:style-name="ce206" office:value-type="float" office:value="14.1" calcext:value-type="float">
            <text:p>14.1</text:p>
          </table:table-cell>
          <table:table-cell table:style-name="ce206" office:value-type="float" office:value="14.3" calcext:value-type="float">
            <text:p>14.3</text:p>
          </table:table-cell>
          <table:table-cell table:style-name="ce206" office:value-type="float" office:value="16.1" calcext:value-type="float">
            <text:p>16.1</text:p>
          </table:table-cell>
          <table:table-cell table:style-name="ce206" office:value-type="float" office:value="13.6" calcext:value-type="float">
            <text:p>13.6</text:p>
          </table:table-cell>
          <table:table-cell table:style-name="ce206" office:value-type="float" office:value="10" calcext:value-type="float">
            <text:p>10</text:p>
          </table:table-cell>
          <table:table-cell table:style-name="ce443" office:value-type="float" office:value="9" calcext:value-type="float">
            <text:p>9</text:p>
          </table:table-cell>
          <table:table-cell table:style-name="ce448" office:value-type="float" office:value="5.8" calcext:value-type="float">
            <text:p>5.8</text:p>
          </table:table-cell>
          <table:table-cell table:style-name="ce760" table:formula="of:=AVERAGE([.C5:.N5])" office:value-type="float" office:value="10.5333333333333" calcext:value-type="float">
            <text:p>10.53</text:p>
          </table:table-cell>
          <table:table-cell table:style-name="ce274"/>
          <table:table-cell table:style-name="ce278" table:number-columns-repeated="997"/>
        </table:table-row>
        <table:table-row table:style-name="ro1">
          <table:table-cell table:style-name="ce334" office:value-type="string" calcext:value-type="string">
            <text:p>Diff</text:p>
          </table:table-cell>
          <table:table-cell table:style-name="ce361"/>
          <table:table-cell table:style-name="ce388" table:formula="of:=[.C5]-[.C4]" office:value-type="float" office:value="0.6" calcext:value-type="float">
            <text:p>0.6</text:p>
          </table:table-cell>
          <table:table-cell table:style-name="ce414" table:formula="of:=[.D5]-[.D4]" office:value-type="float" office:value="0.9" calcext:value-type="float">
            <text:p>0.9</text:p>
          </table:table-cell>
          <table:table-cell table:style-name="ce414" table:formula="of:=[.E5]-[.E4]" office:value-type="float" office:value="0.7" calcext:value-type="float">
            <text:p>0.7</text:p>
          </table:table-cell>
          <table:table-cell table:style-name="ce414" table:formula="of:=[.F5]-[.F4]" office:value-type="float" office:value="1.1" calcext:value-type="float">
            <text:p>1.1</text:p>
          </table:table-cell>
          <table:table-cell table:style-name="ce414" table:formula="of:=[.G5]-[.G4]" office:value-type="float" office:value="0.800000000000001" calcext:value-type="float">
            <text:p>0.800000000000001</text:p>
          </table:table-cell>
          <table:table-cell table:style-name="ce414" table:formula="of:=[.H5]-[.H4]" office:value-type="float" office:value="0.299999999999999" calcext:value-type="float">
            <text:p>0.299999999999999</text:p>
          </table:table-cell>
          <table:table-cell table:style-name="ce414" table:formula="of:=[.I5]-[.I4]" office:value-type="float" office:value="0.5" calcext:value-type="float">
            <text:p>0.5</text:p>
          </table:table-cell>
          <table:table-cell table:style-name="ce414" table:formula="of:=[.J5]-[.J4]" office:value-type="float" office:value="0.300000000000001" calcext:value-type="float">
            <text:p>0.300000000000001</text:p>
          </table:table-cell>
          <table:table-cell table:style-name="ce414" table:formula="of:=[.K5]-[.K4]" office:value-type="float" office:value="0.199999999999999" calcext:value-type="float">
            <text:p>0.199999999999999</text:p>
          </table:table-cell>
          <table:table-cell table:style-name="ce414" table:formula="of:=[.L5]-[.L4]" office:value-type="float" office:value="0" calcext:value-type="float">
            <text:p>0</text:p>
          </table:table-cell>
          <table:table-cell table:style-name="ce414" table:formula="of:=[.M5]-[.M4]" office:value-type="float" office:value="0.199999999999999" calcext:value-type="float">
            <text:p>0.199999999999999</text:p>
          </table:table-cell>
          <table:table-cell table:style-name="ce449" table:formula="of:=[.N5]-[.N4]" office:value-type="float" office:value="0" calcext:value-type="float">
            <text:p>0</text:p>
          </table:table-cell>
          <table:table-cell table:style-name="ce271"/>
          <table:table-cell table:style-name="ce275"/>
          <table:table-cell table:style-name="ce279" table:number-columns-repeated="997"/>
        </table:table-row>
        <table:table-row table:style-name="ro1">
          <table:table-cell/>
          <table:table-cell table:style-name="ce358"/>
          <table:table-cell table:style-name="ce168"/>
          <table:table-cell table:style-name="Default" table:number-columns-repeated="9"/>
          <table:table-cell table:style-name="ce444"/>
          <table:table-cell table:style-name="Default"/>
          <table:table-cell table:style-name="ce272"/>
          <table:table-cell table:style-name="Default"/>
          <table:table-cell table:number-columns-repeated="997"/>
        </table:table-row>
        <table:table-row table:style-name="ro1">
          <table:table-cell table:style-name="ce335" office:value-type="string" calcext:value-type="string">
            <text:p>Livingroom</text:p>
          </table:table-cell>
          <table:table-cell table:style-name="ce362"/>
          <table:table-cell table:style-name="ce389" office:value-type="float" office:value="18.8" calcext:value-type="float">
            <text:p>18.8</text:p>
          </table:table-cell>
          <table:table-cell table:style-name="ce415" office:value-type="float" office:value="18.4" calcext:value-type="float">
            <text:p>18.4</text:p>
          </table:table-cell>
          <table:table-cell table:number-columns-repeated="2" table:style-name="ce415" office:value-type="float" office:value="17.8" calcext:value-type="float">
            <text:p>17.8</text:p>
          </table:table-cell>
          <table:table-cell table:style-name="ce415" office:value-type="float" office:value="18.1" calcext:value-type="float">
            <text:p>18.1</text:p>
          </table:table-cell>
          <table:table-cell table:style-name="ce415" office:value-type="float" office:value="18.5" calcext:value-type="float">
            <text:p>18.5</text:p>
          </table:table-cell>
          <table:table-cell table:number-columns-repeated="2" table:style-name="ce415" office:value-type="float" office:value="19.8" calcext:value-type="float">
            <text:p>19.8</text:p>
          </table:table-cell>
          <table:table-cell table:style-name="ce415" office:value-type="float" office:value="18.8" calcext:value-type="float">
            <text:p>18.8</text:p>
          </table:table-cell>
          <table:table-cell table:style-name="ce415" office:value-type="float" office:value="18.1" calcext:value-type="float">
            <text:p>18.1</text:p>
          </table:table-cell>
          <table:table-cell table:style-name="ce415" office:value-type="float" office:value="19.6" calcext:value-type="float">
            <text:p>19.6</text:p>
          </table:table-cell>
          <table:table-cell table:style-name="ce450" office:value-type="float" office:value="18.6" calcext:value-type="float">
            <text:p>18.6</text:p>
          </table:table-cell>
          <table:table-cell table:style-name="ce271"/>
          <table:table-cell table:number-columns-repeated="4"/>
          <table:table-cell table:style-name="ce279" table:number-columns-repeated="14"/>
          <table:table-cell table:style-name="ce280" table:number-columns-repeated="980"/>
        </table:table-row>
        <table:table-row table:style-name="ro1">
          <table:table-cell table:style-name="ce336" office:value-type="string" calcext:value-type="string">
            <text:p>Bed1</text:p>
          </table:table-cell>
          <table:table-cell table:style-name="ce363"/>
          <table:table-cell table:style-name="ce169" office:value-type="float" office:value="18.2" calcext:value-type="float">
            <text:p>18.2</text:p>
          </table:table-cell>
          <table:table-cell table:style-name="ce208" office:value-type="float" office:value="17.8" calcext:value-type="float">
            <text:p>17.8</text:p>
          </table:table-cell>
          <table:table-cell table:style-name="ce208" office:value-type="float" office:value="17.3" calcext:value-type="float">
            <text:p>17.3</text:p>
          </table:table-cell>
          <table:table-cell table:style-name="ce208" office:value-type="float" office:value="18.6" calcext:value-type="float">
            <text:p>18.6</text:p>
          </table:table-cell>
          <table:table-cell table:style-name="ce208" office:value-type="float" office:value="18.2" calcext:value-type="float">
            <text:p>18.2</text:p>
          </table:table-cell>
          <table:table-cell table:style-name="ce208" office:value-type="float" office:value="19.2" calcext:value-type="float">
            <text:p>19.2</text:p>
          </table:table-cell>
          <table:table-cell table:style-name="ce208" office:value-type="float" office:value="19.1" calcext:value-type="float">
            <text:p>19.1</text:p>
          </table:table-cell>
          <table:table-cell table:style-name="ce208" office:value-type="float" office:value="20.7" calcext:value-type="float">
            <text:p>20.7</text:p>
          </table:table-cell>
          <table:table-cell table:style-name="ce208" office:value-type="float" office:value="19.2" calcext:value-type="float">
            <text:p>19.2</text:p>
          </table:table-cell>
          <table:table-cell table:style-name="ce208" office:value-type="float" office:value="18" calcext:value-type="float">
            <text:p>18</text:p>
          </table:table-cell>
          <table:table-cell table:style-name="ce445" office:value-type="float" office:value="19.3" calcext:value-type="float">
            <text:p>19.3</text:p>
          </table:table-cell>
          <table:table-cell table:style-name="ce451" office:value-type="float" office:value="18.1" calcext:value-type="float">
            <text:p>18.1</text:p>
          </table:table-cell>
          <table:table-cell table:style-name="ce271"/>
          <table:table-cell table:number-columns-repeated="998"/>
        </table:table-row>
        <table:table-row table:style-name="ro1">
          <table:table-cell table:style-name="ce336" office:value-type="string" calcext:value-type="string">
            <text:p>Bed2</text:p>
          </table:table-cell>
          <table:table-cell table:style-name="ce363"/>
          <table:table-cell table:style-name="ce169" office:value-type="float" office:value="18.6" calcext:value-type="float">
            <text:p>18.6</text:p>
          </table:table-cell>
          <table:table-cell table:style-name="ce208" office:value-type="float" office:value="18.2" calcext:value-type="float">
            <text:p>18.2</text:p>
          </table:table-cell>
          <table:table-cell table:style-name="ce208" office:value-type="float" office:value="17" calcext:value-type="float">
            <text:p>17</text:p>
          </table:table-cell>
          <table:table-cell table:style-name="ce208" office:value-type="float" office:value="18.8" calcext:value-type="float">
            <text:p>18.8</text:p>
          </table:table-cell>
          <table:table-cell table:style-name="ce208" office:value-type="float" office:value="18.1" calcext:value-type="float">
            <text:p>18.1</text:p>
          </table:table-cell>
          <table:table-cell table:style-name="ce208" office:value-type="float" office:value="18.8" calcext:value-type="float">
            <text:p>18.8</text:p>
          </table:table-cell>
          <table:table-cell table:style-name="ce208" office:value-type="float" office:value="19" calcext:value-type="float">
            <text:p>19</text:p>
          </table:table-cell>
          <table:table-cell table:style-name="ce208" office:value-type="float" office:value="20.7" calcext:value-type="float">
            <text:p>20.7</text:p>
          </table:table-cell>
          <table:table-cell table:style-name="ce208" office:value-type="float" office:value="19.4" calcext:value-type="float">
            <text:p>19.4</text:p>
          </table:table-cell>
          <table:table-cell table:style-name="ce208" office:value-type="float" office:value="18.1" calcext:value-type="float">
            <text:p>18.1</text:p>
          </table:table-cell>
          <table:table-cell table:style-name="ce445" office:value-type="float" office:value="19.2" calcext:value-type="float">
            <text:p>19.2</text:p>
          </table:table-cell>
          <table:table-cell table:style-name="ce451" office:value-type="float" office:value="18" calcext:value-type="float">
            <text:p>18</text:p>
          </table:table-cell>
          <table:table-cell table:style-name="ce271"/>
          <table:table-cell table:number-columns-repeated="998"/>
        </table:table-row>
        <table:table-row table:style-name="ro1">
          <table:table-cell table:style-name="ce336" office:value-type="string" calcext:value-type="string">
            <text:p>Kitchen</text:p>
          </table:table-cell>
          <table:table-cell table:style-name="ce363"/>
          <table:table-cell table:style-name="ce169" office:value-type="float" office:value="18.5" calcext:value-type="float">
            <text:p>18.5</text:p>
          </table:table-cell>
          <table:table-cell table:style-name="ce208" office:value-type="float" office:value="18" calcext:value-type="float">
            <text:p>18</text:p>
          </table:table-cell>
          <table:table-cell table:style-name="ce208" office:value-type="float" office:value="17.1" calcext:value-type="float">
            <text:p>17.1</text:p>
          </table:table-cell>
          <table:table-cell table:style-name="ce208" office:value-type="float" office:value="17.7" calcext:value-type="float">
            <text:p>17.7</text:p>
          </table:table-cell>
          <table:table-cell table:style-name="ce208" office:value-type="float" office:value="17.3" calcext:value-type="float">
            <text:p>17.3</text:p>
          </table:table-cell>
          <table:table-cell table:style-name="ce208" office:value-type="float" office:value="18.5" calcext:value-type="float">
            <text:p>18.5</text:p>
          </table:table-cell>
          <table:table-cell table:style-name="ce208" office:value-type="float" office:value="19.2" calcext:value-type="float">
            <text:p>19.2</text:p>
          </table:table-cell>
          <table:table-cell table:style-name="ce208" office:value-type="float" office:value="20.5" calcext:value-type="float">
            <text:p>20.5</text:p>
          </table:table-cell>
          <table:table-cell table:style-name="ce208" office:value-type="float" office:value="19.2" calcext:value-type="float">
            <text:p>19.2</text:p>
          </table:table-cell>
          <table:table-cell table:style-name="ce208" office:value-type="float" office:value="18.2" calcext:value-type="float">
            <text:p>18.2</text:p>
          </table:table-cell>
          <table:table-cell table:style-name="ce445" office:value-type="float" office:value="19.6" calcext:value-type="float">
            <text:p>19.6</text:p>
          </table:table-cell>
          <table:table-cell table:style-name="ce451" office:value-type="float" office:value="18.5" calcext:value-type="float">
            <text:p>18.5</text:p>
          </table:table-cell>
          <table:table-cell table:style-name="ce271"/>
          <table:table-cell table:number-columns-repeated="998"/>
        </table:table-row>
        <table:table-row table:style-name="ro1">
          <table:table-cell table:style-name="ce337" office:value-type="string" calcext:value-type="string">
            <text:p>Mean internal temperature</text:p>
          </table:table-cell>
          <table:table-cell table:style-name="ce364"/>
          <table:table-cell table:style-name="ce390" table:formula="of:=(([.C8]*71.8)+([.C11]*17.3)+([.C9]*25.2)+([.C10]*20)+([.C10]*9.5)+(15.8*[.C9])+([.C10]*19))/178.6" office:value-type="float" office:value="18.5788913773796" calcext:value-type="float">
            <text:p>18.58</text:p>
          </table:table-cell>
          <table:table-cell table:style-name="ce416" table:formula="of:=(([.D8]*71.8)+([.D11]*17.3)+([.D9]*25.2)+([.D10]*20)+([.D10]*9.5)+(15.8*[.D9])+([.D10]*19))/178.6" office:value-type="float" office:value="18.1692049272116" calcext:value-type="float">
            <text:p>18.17</text:p>
          </table:table-cell>
          <table:table-cell table:style-name="ce416" table:formula="of:=(([.E8]*71.8)+([.E11]*17.3)+([.E9]*25.2)+([.E10]*20)+([.E10]*9.5)+(15.8*[.E9])+([.E10]*19))/178.6" office:value-type="float" office:value="17.4001679731243" calcext:value-type="float">
            <text:p>17.40</text:p>
          </table:table-cell>
          <table:table-cell table:style-name="ce416" table:formula="of:=(([.F8]*71.8)+([.F11]*17.3)+([.F9]*25.2)+([.F10]*20)+([.F10]*9.5)+(15.8*[.F9])+([.F10]*19))/178.6" office:value-type="float" office:value="18.2455207166853" calcext:value-type="float">
            <text:p>18.25</text:p>
          </table:table-cell>
          <table:table-cell table:style-name="ce416" table:formula="of:=(([.G8]*71.8)+([.G11]*17.3)+([.G9]*25.2)+([.G10]*20)+([.G10]*9.5)+(15.8*[.G9])+([.G10]*19))/178.6" office:value-type="float" office:value="18.0454647256439" calcext:value-type="float">
            <text:p>18.05</text:p>
          </table:table-cell>
          <table:table-cell table:style-name="ce416" table:formula="of:=(([.H8]*71.8)+([.H11]*17.3)+([.H9]*25.2)+([.H10]*20)+([.H10]*9.5)+(15.8*[.H9])+([.H10]*19))/178.6" office:value-type="float" office:value="18.7421612541993" calcext:value-type="float">
            <text:p>18.74</text:p>
          </table:table-cell>
          <table:table-cell table:style-name="ce416" table:formula="of:=(([.I8]*71.8)+([.I11]*17.3)+([.I9]*25.2)+([.I10]*20)+([.I10]*9.5)+(15.8*[.I9])+([.I10]*19))/178.6" office:value-type="float" office:value="19.3639417693169" calcext:value-type="float">
            <text:p>19.36</text:p>
          </table:table-cell>
          <table:table-cell table:style-name="ce416" table:formula="of:=(([.J8]*71.8)+([.J11]*17.3)+([.J9]*25.2)+([.J10]*20)+([.J10]*9.5)+(15.8*[.J9])+([.J10]*19))/178.6" office:value-type="float" office:value="20.3188129899216" calcext:value-type="float">
            <text:p>20.32</text:p>
          </table:table-cell>
          <table:table-cell table:style-name="ce416" table:formula="of:=(([.K8]*71.8)+([.K11]*17.3)+([.K9]*25.2)+([.K10]*20)+([.K10]*9.5)+(15.8*[.K9])+([.K10]*19))/178.6" office:value-type="float" office:value="19.0935050391937" calcext:value-type="float">
            <text:p>19.09</text:p>
          </table:table-cell>
          <table:table-cell table:style-name="ce416" table:formula="of:=(([.L8]*71.8)+([.L11]*17.3)+([.L9]*25.2)+([.L10]*20)+([.L10]*9.5)+(15.8*[.L9])+([.L10]*19))/178.6" office:value-type="float" office:value="18.0867301231803" calcext:value-type="float">
            <text:p>18.09</text:p>
          </table:table-cell>
          <table:table-cell table:style-name="ce416" table:formula="of:=(([.M8]*71.8)+([.M11]*17.3)+([.M9]*25.2)+([.M10]*20)+([.M10]*9.5)+(15.8*[.M9])+([.M10]*19))/178.6" office:value-type="float" office:value="19.4225083986562" calcext:value-type="float">
            <text:p>19.42</text:p>
          </table:table-cell>
          <table:table-cell table:style-name="ce452" table:formula="of:=(([.N8]*71.8)+([.N11]*17.3)+([.N9]*25.2)+([.N10]*20)+([.N10]*9.5)+(15.8*[.N9])+([.N10]*19))/178.6" office:value-type="float" office:value="18.3125979843225" calcext:value-type="float">
            <text:p>18.31</text:p>
          </table:table-cell>
          <table:table-cell table:style-name="ce760" table:formula="of:=AVERAGE([.C12:.N12])" office:value-type="float" office:value="18.6482922732363" calcext:value-type="float">
            <text:p>18.65</text:p>
          </table:table-cell>
          <table:table-cell table:style-name="Default"/>
          <table:table-cell table:number-columns-repeated="997"/>
        </table:table-row>
        <table:table-row table:style-name="ro1">
          <table:table-cell/>
          <table:table-cell table:style-name="ce358"/>
          <table:table-cell table:style-name="ce168"/>
          <table:table-cell table:style-name="Default" table:number-columns-repeated="9"/>
          <table:table-cell table:style-name="ce44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1">
          <table:table-cell table:style-name="ce338" office:value-type="string" calcext:value-type="string">
            <text:p><text:span text:style-name="T1">Heat pump</text:span> standby (kWh)</text:p>
          </table:table-cell>
          <table:table-cell table:style-name="ce365" office:value-type="string" calcext:value-type="string">
            <text:p>Elec</text:p>
          </table:table-cell>
          <table:table-cell table:style-name="ce391" office:value-type="float" office:value="1.719" calcext:value-type="float">
            <text:p>1.7</text:p>
          </table:table-cell>
          <table:table-cell table:style-name="ce417" office:value-type="float" office:value="1.745" calcext:value-type="float">
            <text:p>1.7</text:p>
          </table:table-cell>
          <table:table-cell table:style-name="ce417" office:value-type="float" office:value="4.807" calcext:value-type="float">
            <text:p>4.8</text:p>
          </table:table-cell>
          <table:table-cell table:style-name="ce417" office:value-type="float" office:value="7.583" calcext:value-type="float">
            <text:p>7.6</text:p>
          </table:table-cell>
          <table:table-cell table:style-name="ce417" office:value-type="float" office:value="9.562" calcext:value-type="float">
            <text:p>9.6</text:p>
          </table:table-cell>
          <table:table-cell table:style-name="ce417" office:value-type="float" office:value="10.043" calcext:value-type="float">
            <text:p>10.0</text:p>
          </table:table-cell>
          <table:table-cell table:style-name="ce417" office:value-type="float" office:value="18.018" calcext:value-type="float">
            <text:p>18.0</text:p>
          </table:table-cell>
          <table:table-cell table:style-name="ce417" office:value-type="float" office:value="10.704" calcext:value-type="float">
            <text:p>10.7</text:p>
          </table:table-cell>
          <table:table-cell table:style-name="ce417" office:value-type="float" office:value="11.828" calcext:value-type="float">
            <text:p>11.8</text:p>
          </table:table-cell>
          <table:table-cell table:style-name="ce417" office:value-type="float" office:value="11.813" calcext:value-type="float">
            <text:p>11.8</text:p>
          </table:table-cell>
          <table:table-cell table:style-name="ce417" office:value-type="float" office:value="4.067" calcext:value-type="float">
            <text:p>4.1</text:p>
          </table:table-cell>
          <table:table-cell table:style-name="ce453" office:value-type="float" office:value="3.2" calcext:value-type="float">
            <text:p>3.2</text:p>
          </table:table-cell>
          <table:table-cell table:style-name="ce473" table:formula="of:=SUM([.C14:.N14])" office:value-type="float" office:value="95.089" calcext:value-type="float">
            <text:p>95.1</text:p>
          </table:table-cell>
          <table:table-cell table:style-name="Default" office:value-type="string" calcext:value-type="string">
            <text:p>kWh elec</text:p>
          </table:table-cell>
          <table:table-cell table:style-name="ce120"/>
          <table:table-cell table:number-columns-repeated="996"/>
        </table:table-row>
        <table:table-row table:style-name="ro1">
          <table:table-cell table:style-name="ce339"/>
          <table:table-cell table:style-name="ce366" office:value-type="string" calcext:value-type="string">
            <text:p>Heat</text:p>
          </table:table-cell>
          <table:table-cell table:style-name="ce392" office:value-type="float" office:value="0.367" calcext:value-type="float">
            <text:p>0.4</text:p>
          </table:table-cell>
          <table:table-cell table:style-name="ce418" office:value-type="float" office:value="0.507" calcext:value-type="float">
            <text:p>0.5</text:p>
          </table:table-cell>
          <table:table-cell table:style-name="ce418" office:value-type="float" office:value="-0.152" calcext:value-type="float">
            <text:p>-0.2</text:p>
          </table:table-cell>
          <table:table-cell table:style-name="ce418" office:value-type="float" office:value="0.176" calcext:value-type="float">
            <text:p>0.2</text:p>
          </table:table-cell>
          <table:table-cell table:style-name="ce418" office:value-type="float" office:value="-0.036" calcext:value-type="float">
            <text:p>0.0</text:p>
          </table:table-cell>
          <table:table-cell table:style-name="ce418" office:value-type="float" office:value="0.015" calcext:value-type="float">
            <text:p>0.0</text:p>
          </table:table-cell>
          <table:table-cell table:style-name="ce418" office:value-type="float" office:value="-0.008" calcext:value-type="float">
            <text:p>0.0</text:p>
          </table:table-cell>
          <table:table-cell table:style-name="ce418" office:value-type="float" office:value="-0.157" calcext:value-type="float">
            <text:p>-0.2</text:p>
          </table:table-cell>
          <table:table-cell table:style-name="ce418" office:value-type="float" office:value="-0.188" calcext:value-type="float">
            <text:p>-0.2</text:p>
          </table:table-cell>
          <table:table-cell table:style-name="ce437" office:value-type="float" office:value="0.133" calcext:value-type="float">
            <text:p>0.1</text:p>
          </table:table-cell>
          <table:table-cell table:style-name="ce418" office:value-type="float" office:value="0.689" calcext:value-type="float">
            <text:p>0.7</text:p>
          </table:table-cell>
          <table:table-cell table:style-name="ce454" office:value-type="float" office:value="0.489" calcext:value-type="float">
            <text:p>0.5</text:p>
          </table:table-cell>
          <table:table-cell table:style-name="ce474" table:formula="of:=SUM([.C15:.N15])" office:value-type="float" office:value="1.835" calcext:value-type="float">
            <text:p>1.8</text:p>
          </table:table-cell>
          <table:table-cell table:style-name="Default"/>
          <table:table-cell table:style-name="ce120"/>
          <table:table-cell table:number-columns-repeated="996"/>
        </table:table-row>
        <table:table-row table:style-name="ro1">
          <table:table-cell table:style-name="ce339"/>
          <table:table-cell table:style-name="ce367" office:value-type="string" calcext:value-type="string">
            <text:p>COP</text:p>
          </table:table-cell>
          <table:table-cell table:style-name="ce393" table:formula="of:=[.C15]/[.C14]" office:value-type="float" office:value="0.213496218731821" calcext:value-type="float">
            <text:p>0.2</text:p>
          </table:table-cell>
          <table:table-cell table:style-name="ce419" table:formula="of:=[.D15]/[.D14]" office:value-type="float" office:value="0.29054441260745" calcext:value-type="float">
            <text:p>0.3</text:p>
          </table:table-cell>
          <table:table-cell table:style-name="ce419" table:formula="of:=[.E15]/[.E14]" office:value-type="float" office:value="-0.0316205533596838" calcext:value-type="float">
            <text:p>0.0</text:p>
          </table:table-cell>
          <table:table-cell table:style-name="ce419" table:formula="of:=[.F15]/[.F14]" office:value-type="float" office:value="0.0232098114202822" calcext:value-type="float">
            <text:p>0.0</text:p>
          </table:table-cell>
          <table:table-cell table:style-name="ce419" table:formula="of:=[.G15]/[.G14]" office:value-type="float" office:value="-0.00376490274001255" calcext:value-type="float">
            <text:p>0.0</text:p>
          </table:table-cell>
          <table:table-cell table:style-name="ce419" table:formula="of:=[.H15]/[.H14]" office:value-type="float" office:value="0.00149357761625012" calcext:value-type="float">
            <text:p>0.0</text:p>
          </table:table-cell>
          <table:table-cell table:style-name="ce419" table:formula="of:=[.I15]/[.I14]" office:value-type="float" office:value="-0.000444000444000444" calcext:value-type="float">
            <text:p>0.0</text:p>
          </table:table-cell>
          <table:table-cell table:style-name="ce419" office:value-type="float" office:value="0" calcext:value-type="float">
            <text:p>0.0</text:p>
          </table:table-cell>
          <table:table-cell table:style-name="ce419" table:formula="of:=[.K15]/[.K14]" office:value-type="float" office:value="-0.0158944876564085" calcext:value-type="float">
            <text:p>0.0</text:p>
          </table:table-cell>
          <table:table-cell table:style-name="ce438" table:formula="of:=[.L15]/[.L14]" office:value-type="float" office:value="0.0112587826970287" calcext:value-type="float">
            <text:p>0.0</text:p>
          </table:table-cell>
          <table:table-cell table:style-name="ce419" table:formula="of:=[.M15]/[.M14]" office:value-type="float" office:value="0.169412343250553" calcext:value-type="float">
            <text:p>0.2</text:p>
          </table:table-cell>
          <table:table-cell table:style-name="ce455" table:formula="of:=[.N15]/[.N14]" office:value-type="float" office:value="0.1528125" calcext:value-type="float">
            <text:p>0.2</text:p>
          </table:table-cell>
          <table:table-cell table:style-name="ce474" table:formula="of:=[.O15]/[.O14]" office:value-type="float" office:value="0.0192977105658909" calcext:value-type="float">
            <text:p>0.0</text:p>
          </table:table-cell>
          <table:table-cell table:style-name="Default"/>
          <table:table-cell table:style-name="ce120"/>
          <table:table-cell table:number-columns-repeated="996"/>
        </table:table-row>
        <table:table-row table:style-name="ro1">
          <table:table-cell table:style-name="ce340" office:value-type="string" calcext:value-type="string">
            <text:p>Heat pump space heating (kWh)</text:p>
          </table:table-cell>
          <table:table-cell table:style-name="ce368" office:value-type="string" calcext:value-type="string">
            <text:p>Elec</text:p>
          </table:table-cell>
          <table:table-cell table:style-name="ce394" office:value-type="float" office:value="300.563" calcext:value-type="float">
            <text:p>300.6</text:p>
          </table:table-cell>
          <table:table-cell table:style-name="ce420" office:value-type="float" office:value="282.35" calcext:value-type="float">
            <text:p>282.4</text:p>
          </table:table-cell>
          <table:table-cell table:style-name="ce420" office:value-type="float" office:value="178.497" calcext:value-type="float">
            <text:p>178.5</text:p>
          </table:table-cell>
          <table:table-cell table:style-name="ce420" office:value-type="float" office:value="47.339" calcext:value-type="float">
            <text:p>47.3</text:p>
          </table:table-cell>
          <table:table-cell table:style-name="ce420" office:value-type="float" office:value="17.234" calcext:value-type="float">
            <text:p>17.2</text:p>
          </table:table-cell>
          <table:table-cell table:style-name="ce420" office:value-type="float" office:value="2.481" calcext:value-type="float">
            <text:p>2.5</text:p>
          </table:table-cell>
          <table:table-cell table:style-name="ce420" office:value-type="float" office:value="2.789" calcext:value-type="float">
            <text:p>2.8</text:p>
          </table:table-cell>
          <table:table-cell table:style-name="ce420" office:value-type="float" office:value="0" calcext:value-type="float">
            <text:p>0.0</text:p>
          </table:table-cell>
          <table:table-cell table:style-name="ce420" office:value-type="float" office:value="11.429" calcext:value-type="float">
            <text:p>11.4</text:p>
          </table:table-cell>
          <table:table-cell table:style-name="ce420" office:value-type="float" office:value="113.859" calcext:value-type="float">
            <text:p>113.9</text:p>
          </table:table-cell>
          <table:table-cell table:style-name="ce420" office:value-type="float" office:value="206.269" calcext:value-type="float">
            <text:p>206.3</text:p>
          </table:table-cell>
          <table:table-cell table:style-name="ce456" office:value-type="float" office:value="262.296" calcext:value-type="float">
            <text:p>262.3</text:p>
          </table:table-cell>
          <table:table-cell table:style-name="ce473" table:formula="of:=SUM([.C17:.N17])" office:value-type="float" office:value="1425.106" calcext:value-type="float">
            <text:p>1425.1</text:p>
          </table:table-cell>
          <table:table-cell table:style-name="Default" office:value-type="string" calcext:value-type="string">
            <text:p>kWh elec</text:p>
          </table:table-cell>
          <table:table-cell table:style-name="ce120"/>
          <table:table-cell table:number-columns-repeated="996"/>
        </table:table-row>
        <table:table-row table:style-name="ro1">
          <table:table-cell table:style-name="ce341"/>
          <table:table-cell table:style-name="ce369" office:value-type="string" calcext:value-type="string">
            <text:p>Heat</text:p>
          </table:table-cell>
          <table:table-cell table:style-name="ce395" office:value-type="float" office:value="1211" calcext:value-type="float">
            <text:p>1211.0</text:p>
          </table:table-cell>
          <table:table-cell table:style-name="ce421" office:value-type="float" office:value="1148" calcext:value-type="float">
            <text:p>1148.0</text:p>
          </table:table-cell>
          <table:table-cell table:style-name="ce421" office:value-type="float" office:value="739.994" calcext:value-type="float">
            <text:p>740.0</text:p>
          </table:table-cell>
          <table:table-cell table:style-name="ce421" office:value-type="float" office:value="207" calcext:value-type="float">
            <text:p>207.0</text:p>
          </table:table-cell>
          <table:table-cell table:style-name="ce421" office:value-type="float" office:value="79" calcext:value-type="float">
            <text:p>79.0</text:p>
          </table:table-cell>
          <table:table-cell table:style-name="ce421" office:value-type="float" office:value="12" calcext:value-type="float">
            <text:p>12.0</text:p>
          </table:table-cell>
          <table:table-cell table:style-name="ce421" office:value-type="float" office:value="13" calcext:value-type="float">
            <text:p>13.0</text:p>
          </table:table-cell>
          <table:table-cell table:style-name="ce421" office:value-type="float" office:value="0" calcext:value-type="float">
            <text:p>0.0</text:p>
          </table:table-cell>
          <table:table-cell table:style-name="ce421" office:value-type="float" office:value="59.134" calcext:value-type="float">
            <text:p>59.1</text:p>
          </table:table-cell>
          <table:table-cell table:style-name="ce439" office:value-type="float" office:value="527.254" calcext:value-type="float">
            <text:p>527.3</text:p>
          </table:table-cell>
          <table:table-cell table:style-name="ce421" office:value-type="float" office:value="917.582" calcext:value-type="float">
            <text:p>917.6</text:p>
          </table:table-cell>
          <table:table-cell table:style-name="ce457" office:value-type="float" office:value="1070.083" calcext:value-type="float">
            <text:p>1070.1</text:p>
          </table:table-cell>
          <table:table-cell table:style-name="ce473" table:formula="of:=SUM([.C18:.N18])" office:value-type="float" office:value="5984.047" calcext:value-type="float">
            <text:p>5984.0</text:p>
          </table:table-cell>
          <table:table-cell table:style-name="Default" office:value-type="string" calcext:value-type="string">
            <text:p>kWh heat</text:p>
          </table:table-cell>
          <table:table-cell table:style-name="ce120"/>
          <table:table-cell table:number-columns-repeated="996"/>
        </table:table-row>
        <table:table-row table:style-name="ro1">
          <table:table-cell table:style-name="ce342"/>
          <table:table-cell table:style-name="ce370" office:value-type="string" calcext:value-type="string">
            <text:p>COP</text:p>
          </table:table-cell>
          <table:table-cell table:style-name="ce396" table:formula="of:=[.C18]/[.C17]" office:value-type="float" office:value="4.02910537890559" calcext:value-type="float">
            <text:p>4.0</text:p>
          </table:table-cell>
          <table:table-cell table:style-name="ce422" table:formula="of:=[.D18]/[.D17]" office:value-type="float" office:value="4.06587568620506" calcext:value-type="float">
            <text:p>4.1</text:p>
          </table:table-cell>
          <table:table-cell table:style-name="ce422" table:formula="of:=[.E18]/[.E17]" office:value-type="float" office:value="4.14569432539482" calcext:value-type="float">
            <text:p>4.1</text:p>
          </table:table-cell>
          <table:table-cell table:style-name="ce422" table:formula="of:=[.F18]/[.F17]" office:value-type="float" office:value="4.37271594245759" calcext:value-type="float">
            <text:p>4.4</text:p>
          </table:table-cell>
          <table:table-cell table:style-name="ce422" table:formula="of:=[.G18]/[.G17]" office:value-type="float" office:value="4.58396193570848" calcext:value-type="float">
            <text:p>4.6</text:p>
          </table:table-cell>
          <table:table-cell table:style-name="ce422" table:formula="of:=[.H18]/[.H17]" office:value-type="float" office:value="4.83675937122128" calcext:value-type="float">
            <text:p>4.8</text:p>
          </table:table-cell>
          <table:table-cell table:style-name="ce422" table:formula="of:=[.I18]/[.I17]" office:value-type="float" office:value="4.66116887773396" calcext:value-type="float">
            <text:p>4.7</text:p>
          </table:table-cell>
          <table:table-cell table:style-name="ce422" office:value-type="float" office:value="0" calcext:value-type="float">
            <text:p>0.0</text:p>
          </table:table-cell>
          <table:table-cell table:style-name="ce422" table:formula="of:=[.K18]/[.K17]" office:value-type="float" office:value="5.17403097383848" calcext:value-type="float">
            <text:p>5.2</text:p>
          </table:table-cell>
          <table:table-cell table:style-name="ce422" table:formula="of:=[.L18]/[.L17]" office:value-type="float" office:value="4.63076260989469" calcext:value-type="float">
            <text:p>4.6</text:p>
          </table:table-cell>
          <table:table-cell table:style-name="ce422" table:formula="of:=[.M18]/[.M17]" office:value-type="float" office:value="4.44847262555207" calcext:value-type="float">
            <text:p>4.4</text:p>
          </table:table-cell>
          <table:table-cell table:style-name="ce458" table:formula="of:=[.N18]/[.N17]" office:value-type="float" office:value="4.07967715862995" calcext:value-type="float">
            <text:p>4.1</text:p>
          </table:table-cell>
          <table:table-cell table:style-name="ce475" table:formula="of:=[.O18]/[.O17]" office:value-type="float" office:value="4.1990188799991" calcext:value-type="float">
            <text:p>4.20</text:p>
          </table:table-cell>
          <table:table-cell table:style-name="Default"/>
          <table:table-cell table:style-name="ce120"/>
          <table:table-cell table:number-columns-repeated="996"/>
        </table:table-row>
        <table:table-row table:style-name="ro1">
          <table:table-cell table:style-name="ce343" office:value-type="string" calcext:value-type="string">
            <text:p>Heat pump hot water (kWh)</text:p>
          </table:table-cell>
          <table:table-cell table:style-name="ce371" office:value-type="string" calcext:value-type="string">
            <text:p>Elec</text:p>
          </table:table-cell>
          <table:table-cell table:style-name="ce397" office:value-type="float" office:value="41.764" calcext:value-type="float">
            <text:p>41.8</text:p>
          </table:table-cell>
          <table:table-cell table:style-name="ce423" office:value-type="float" office:value="42.689" calcext:value-type="float">
            <text:p>42.7</text:p>
          </table:table-cell>
          <table:table-cell table:style-name="ce423" office:value-type="float" office:value="42.812" calcext:value-type="float">
            <text:p>42.8</text:p>
          </table:table-cell>
          <table:table-cell table:style-name="ce423" office:value-type="float" office:value="51.43" calcext:value-type="float">
            <text:p>51.4</text:p>
          </table:table-cell>
          <table:table-cell table:style-name="ce423" office:value-type="float" office:value="30.823" calcext:value-type="float">
            <text:p>30.8</text:p>
          </table:table-cell>
          <table:table-cell table:style-name="ce423" office:value-type="float" office:value="7.457" calcext:value-type="float">
            <text:p>7.5</text:p>
          </table:table-cell>
          <table:table-cell table:style-name="ce423" office:value-type="float" office:value="30.812" calcext:value-type="float">
            <text:p>30.8</text:p>
          </table:table-cell>
          <table:table-cell table:style-name="ce423" office:value-type="float" office:value="20.632" calcext:value-type="float">
            <text:p>20.6</text:p>
          </table:table-cell>
          <table:table-cell table:style-name="ce423" office:value-type="float" office:value="32.778" calcext:value-type="float">
            <text:p>32.8</text:p>
          </table:table-cell>
          <table:table-cell table:style-name="ce423" office:value-type="float" office:value="27.254" calcext:value-type="float">
            <text:p>27.3</text:p>
          </table:table-cell>
          <table:table-cell table:style-name="ce423" office:value-type="float" office:value="47.835" calcext:value-type="float">
            <text:p>47.8</text:p>
          </table:table-cell>
          <table:table-cell table:style-name="ce459" office:value-type="float" office:value="49.288" calcext:value-type="float">
            <text:p>49.3</text:p>
          </table:table-cell>
          <table:table-cell table:style-name="ce473" table:formula="of:=SUM([.C20:.N20])" office:value-type="float" office:value="425.574" calcext:value-type="float">
            <text:p>425.6</text:p>
          </table:table-cell>
          <table:table-cell table:style-name="Default" office:value-type="string" calcext:value-type="string">
            <text:p>kWh elec</text:p>
          </table:table-cell>
          <table:table-cell table:style-name="ce120"/>
          <table:table-cell table:number-columns-repeated="996"/>
        </table:table-row>
        <table:table-row table:style-name="ro1">
          <table:table-cell table:style-name="ce344"/>
          <table:table-cell table:style-name="ce372" office:value-type="string" calcext:value-type="string">
            <text:p>Heat</text:p>
          </table:table-cell>
          <table:table-cell table:style-name="ce398" office:value-type="float" office:value="143" calcext:value-type="float">
            <text:p>143.0</text:p>
          </table:table-cell>
          <table:table-cell table:style-name="ce424" office:value-type="float" office:value="146" calcext:value-type="float">
            <text:p>146.0</text:p>
          </table:table-cell>
          <table:table-cell table:style-name="ce424" office:value-type="float" office:value="144" calcext:value-type="float">
            <text:p>144.0</text:p>
          </table:table-cell>
          <table:table-cell table:style-name="ce424" office:value-type="float" office:value="188" calcext:value-type="float">
            <text:p>188.0</text:p>
          </table:table-cell>
          <table:table-cell table:style-name="ce424" office:value-type="float" office:value="121" calcext:value-type="float">
            <text:p>121.0</text:p>
          </table:table-cell>
          <table:table-cell table:style-name="ce424" office:value-type="float" office:value="34" calcext:value-type="float">
            <text:p>34.0</text:p>
          </table:table-cell>
          <table:table-cell table:style-name="ce424" office:value-type="float" office:value="130.852" calcext:value-type="float">
            <text:p>130.9</text:p>
          </table:table-cell>
          <table:table-cell table:style-name="ce424" office:value-type="float" office:value="88.985" calcext:value-type="float">
            <text:p>89.0</text:p>
          </table:table-cell>
          <table:table-cell table:style-name="ce424" office:value-type="float" office:value="140.26" calcext:value-type="float">
            <text:p>140.3</text:p>
          </table:table-cell>
          <table:table-cell table:style-name="ce440" office:value-type="float" office:value="107.885" calcext:value-type="float">
            <text:p>107.9</text:p>
          </table:table-cell>
          <table:table-cell table:style-name="ce424" office:value-type="float" office:value="193.754" calcext:value-type="float">
            <text:p>193.8</text:p>
          </table:table-cell>
          <table:table-cell table:style-name="ce460" office:value-type="float" office:value="191.868" calcext:value-type="float">
            <text:p>191.9</text:p>
          </table:table-cell>
          <table:table-cell table:style-name="ce473" table:formula="of:=SUM([.C21:.N21])" office:value-type="float" office:value="1629.604" calcext:value-type="float">
            <text:p>1629.6</text:p>
          </table:table-cell>
          <table:table-cell table:style-name="Default" office:value-type="string" calcext:value-type="string">
            <text:p>kWh heat</text:p>
          </table:table-cell>
          <table:table-cell table:style-name="ce120"/>
          <table:table-cell table:number-columns-repeated="996"/>
        </table:table-row>
        <table:table-row table:style-name="ro1">
          <table:table-cell table:style-name="ce345"/>
          <table:table-cell table:style-name="ce373" office:value-type="string" calcext:value-type="string">
            <text:p>COP</text:p>
          </table:table-cell>
          <table:table-cell table:style-name="ce399" table:formula="of:=[.C21]/[.C20]" office:value-type="float" office:value="3.42400153242027" calcext:value-type="float">
            <text:p>3.4</text:p>
          </table:table-cell>
          <table:table-cell table:style-name="ce425" table:formula="of:=[.D21]/[.D20]" office:value-type="float" office:value="3.42008479936283" calcext:value-type="float">
            <text:p>3.4</text:p>
          </table:table-cell>
          <table:table-cell table:style-name="ce425" table:formula="of:=[.E21]/[.E20]" office:value-type="float" office:value="3.36354293188826" calcext:value-type="float">
            <text:p>3.4</text:p>
          </table:table-cell>
          <table:table-cell table:style-name="ce425" table:formula="of:=[.F21]/[.F20]" office:value-type="float" office:value="3.65545401516625" calcext:value-type="float">
            <text:p>3.7</text:p>
          </table:table-cell>
          <table:table-cell table:style-name="ce425" table:formula="of:=[.G21]/[.G20]" office:value-type="float" office:value="3.92563994419751" calcext:value-type="float">
            <text:p>3.9</text:p>
          </table:table-cell>
          <table:table-cell table:style-name="ce425" table:formula="of:=[.H21]/[.H20]" office:value-type="float" office:value="4.55947431943141" calcext:value-type="float">
            <text:p>4.6</text:p>
          </table:table-cell>
          <table:table-cell table:style-name="ce425" table:formula="of:=[.I21]/[.I20]" office:value-type="float" office:value="4.2467869661171" calcext:value-type="float">
            <text:p>4.2</text:p>
          </table:table-cell>
          <table:table-cell table:style-name="ce425" table:formula="of:=[.J21]/[.J20]" office:value-type="float" office:value="4.31296044978674" calcext:value-type="float">
            <text:p>4.3</text:p>
          </table:table-cell>
          <table:table-cell table:style-name="ce425" table:formula="of:=[.K21]/[.K20]" office:value-type="float" office:value="4.27908963329062" calcext:value-type="float">
            <text:p>4.3</text:p>
          </table:table-cell>
          <table:table-cell table:style-name="ce425" table:formula="of:=[.L21]/[.L20]" office:value-type="float" office:value="3.95850150436633" calcext:value-type="float">
            <text:p>4.0</text:p>
          </table:table-cell>
          <table:table-cell table:style-name="ce425" table:formula="of:=[.M21]/[.M20]" office:value-type="float" office:value="4.05046514058744" calcext:value-type="float">
            <text:p>4.1</text:p>
          </table:table-cell>
          <table:table-cell table:style-name="ce461" table:formula="of:=[.N21]/[.N20]" office:value-type="float" office:value="3.89279337769843" calcext:value-type="float">
            <text:p>3.9</text:p>
          </table:table-cell>
          <table:table-cell table:style-name="ce475" table:formula="of:=[.O21]/[.O20]" office:value-type="float" office:value="3.82919069304046" calcext:value-type="float">
            <text:p>3.83</text:p>
          </table:table-cell>
          <table:table-cell table:style-name="Default"/>
          <table:table-cell table:style-name="ce120"/>
          <table:table-cell table:number-columns-repeated="996"/>
        </table:table-row>
        <table:table-row table:style-name="ro1">
          <table:table-cell table:style-name="ce346" office:value-type="string" calcext:value-type="string">
            <text:p>Heat pump totals (kWh)</text:p>
          </table:table-cell>
          <table:table-cell table:style-name="ce374" office:value-type="string" calcext:value-type="string">
            <text:p>Elec</text:p>
          </table:table-cell>
          <table:table-cell table:style-name="ce400" table:formula="of:=[.C20]+[.C17]+[.C14]" office:value-type="float" office:value="344.046" calcext:value-type="float">
            <text:p>344.0</text:p>
          </table:table-cell>
          <table:table-cell table:style-name="ce426" table:formula="of:=[.D20]+[.D17]+[.D14]" office:value-type="float" office:value="326.784" calcext:value-type="float">
            <text:p>326.8</text:p>
          </table:table-cell>
          <table:table-cell table:style-name="ce426" table:formula="of:=[.E20]+[.E17]+[.E14]" office:value-type="float" office:value="226.116" calcext:value-type="float">
            <text:p>226.1</text:p>
          </table:table-cell>
          <table:table-cell table:style-name="ce426" table:formula="of:=[.F20]+[.F17]+[.F14]" office:value-type="float" office:value="106.352" calcext:value-type="float">
            <text:p>106.4</text:p>
          </table:table-cell>
          <table:table-cell table:style-name="ce426" table:formula="of:=[.G20]+[.G17]+[.G14]" office:value-type="float" office:value="57.619" calcext:value-type="float">
            <text:p>57.6</text:p>
          </table:table-cell>
          <table:table-cell table:style-name="ce426" table:formula="of:=[.H20]+[.H17]+[.H14]" office:value-type="float" office:value="19.981" calcext:value-type="float">
            <text:p>20.0</text:p>
          </table:table-cell>
          <table:table-cell table:style-name="ce426" table:formula="of:=[.I20]+[.I17]+[.I14]" office:value-type="float" office:value="51.619" calcext:value-type="float">
            <text:p>51.6</text:p>
          </table:table-cell>
          <table:table-cell table:style-name="ce426" table:formula="of:=[.J20]+[.J17]+[.J14]" office:value-type="float" office:value="31.336" calcext:value-type="float">
            <text:p>31.3</text:p>
          </table:table-cell>
          <table:table-cell table:style-name="ce426" table:formula="of:=[.K20]+[.K17]+[.K14]" office:value-type="float" office:value="56.035" calcext:value-type="float">
            <text:p>56.0</text:p>
          </table:table-cell>
          <table:table-cell table:style-name="ce426" table:formula="of:=[.L20]+[.L17]+[.L14]" office:value-type="float" office:value="152.926" calcext:value-type="float">
            <text:p>152.9</text:p>
          </table:table-cell>
          <table:table-cell table:style-name="ce426" table:formula="of:=[.M20]+[.M17]+[.M14]" office:value-type="float" office:value="258.171" calcext:value-type="float">
            <text:p>258.2</text:p>
          </table:table-cell>
          <table:table-cell table:style-name="ce462" table:formula="of:=[.N20]+[.N17]+[.N14]" office:value-type="float" office:value="314.784" calcext:value-type="float">
            <text:p>314.8</text:p>
          </table:table-cell>
          <table:table-cell table:style-name="ce473" table:formula="of:=SUM([.C23:.N23])" office:value-type="float" office:value="1945.769" calcext:value-type="float">
            <text:p>1945.8</text:p>
          </table:table-cell>
          <table:table-cell table:style-name="Default" office:value-type="string" calcext:value-type="string">
            <text:p>kWh elec</text:p>
          </table:table-cell>
          <table:table-cell table:style-name="ce120"/>
          <table:table-cell table:number-columns-repeated="996"/>
        </table:table-row>
        <table:table-row table:style-name="ro1">
          <table:table-cell table:style-name="ce347"/>
          <table:table-cell table:style-name="ce374" office:value-type="string" calcext:value-type="string">
            <text:p>Heat</text:p>
          </table:table-cell>
          <table:table-cell table:style-name="ce400" table:formula="of:=[.C21]+[.C18]+[.C15]" office:value-type="float" office:value="1354.367" calcext:value-type="float">
            <text:p>1354.4</text:p>
          </table:table-cell>
          <table:table-cell table:style-name="ce426" table:formula="of:=[.D21]+[.D18]+[.D15]" office:value-type="float" office:value="1294.507" calcext:value-type="float">
            <text:p>1294.5</text:p>
          </table:table-cell>
          <table:table-cell table:style-name="ce426" table:formula="of:=[.E21]+[.E18]+[.E15]" office:value-type="float" office:value="883.842" calcext:value-type="float">
            <text:p>883.8</text:p>
          </table:table-cell>
          <table:table-cell table:style-name="ce426" table:formula="of:=[.F21]+[.F18]+[.F15]" office:value-type="float" office:value="395.176" calcext:value-type="float">
            <text:p>395.2</text:p>
          </table:table-cell>
          <table:table-cell table:style-name="ce426" table:formula="of:=[.G21]+[.G18]+[.G15]" office:value-type="float" office:value="199.964" calcext:value-type="float">
            <text:p>200.0</text:p>
          </table:table-cell>
          <table:table-cell table:style-name="ce426" table:formula="of:=[.H21]+[.H18]+[.H15]" office:value-type="float" office:value="46.015" calcext:value-type="float">
            <text:p>46.0</text:p>
          </table:table-cell>
          <table:table-cell table:style-name="ce426" table:formula="of:=[.I21]+[.I18]+[.I15]" office:value-type="float" office:value="143.844" calcext:value-type="float">
            <text:p>143.8</text:p>
          </table:table-cell>
          <table:table-cell table:style-name="ce426" table:formula="of:=[.J21]+[.J18]+[.J15]" office:value-type="float" office:value="88.828" calcext:value-type="float">
            <text:p>88.8</text:p>
          </table:table-cell>
          <table:table-cell table:style-name="ce426" table:formula="of:=[.K21]+[.K18]+[.K15]" office:value-type="float" office:value="199.206" calcext:value-type="float">
            <text:p>199.2</text:p>
          </table:table-cell>
          <table:table-cell table:style-name="ce426" table:formula="of:=[.L21]+[.L18]+[.L15]" office:value-type="float" office:value="635.272" calcext:value-type="float">
            <text:p>635.3</text:p>
          </table:table-cell>
          <table:table-cell table:style-name="ce426" table:formula="of:=[.M21]+[.M18]+[.M15]" office:value-type="float" office:value="1112.025" calcext:value-type="float">
            <text:p>1112.0</text:p>
          </table:table-cell>
          <table:table-cell table:style-name="ce462" table:formula="of:=[.N21]+[.N18]+[.N15]" office:value-type="float" office:value="1262.44" calcext:value-type="float">
            <text:p>1262.4</text:p>
          </table:table-cell>
          <table:table-cell table:style-name="ce473" table:formula="of:=SUM([.C24:.N24])" office:value-type="float" office:value="7615.486" calcext:value-type="float">
            <text:p>7615.5</text:p>
          </table:table-cell>
          <table:table-cell table:style-name="Default" office:value-type="string" calcext:value-type="string">
            <text:p>kWh heat</text:p>
          </table:table-cell>
          <table:table-cell table:style-name="ce120"/>
          <table:table-cell table:number-columns-repeated="996"/>
        </table:table-row>
        <table:table-row table:style-name="ro1">
          <table:table-cell table:style-name="ce348"/>
          <table:table-cell table:style-name="ce375" office:value-type="string" calcext:value-type="string">
            <text:p>COP</text:p>
          </table:table-cell>
          <table:table-cell table:style-name="ce401" table:formula="of:=[.C24]/[.C23]" office:value-type="float" office:value="3.93658696802172" calcext:value-type="float">
            <text:p>3.9</text:p>
          </table:table-cell>
          <table:table-cell table:style-name="ce427" table:formula="of:=[.D24]/[.D23]" office:value-type="float" office:value="3.96135367704661" calcext:value-type="float">
            <text:p>4.0</text:p>
          </table:table-cell>
          <table:table-cell table:style-name="ce427" table:formula="of:=[.E24]/[.E23]" office:value-type="float" office:value="3.90879902351006" calcext:value-type="float">
            <text:p>3.9</text:p>
          </table:table-cell>
          <table:table-cell table:style-name="ce427" table:formula="of:=[.F24]/[.F23]" office:value-type="float" office:value="3.71573642244622" calcext:value-type="float">
            <text:p>3.7</text:p>
          </table:table-cell>
          <table:table-cell table:style-name="ce427" table:formula="of:=[.G24]/[.G23]" office:value-type="float" office:value="3.47045245491938" calcext:value-type="float">
            <text:p>3.5</text:p>
          </table:table-cell>
          <table:table-cell table:style-name="ce427" table:formula="of:=[.H24]/[.H23]" office:value-type="float" office:value="2.30293779090136" calcext:value-type="float">
            <text:p>2.3</text:p>
          </table:table-cell>
          <table:table-cell table:style-name="ce427" table:formula="of:=[.I24]/[.I23]" office:value-type="float" office:value="2.78664832716635" calcext:value-type="float">
            <text:p>2.8</text:p>
          </table:table-cell>
          <table:table-cell table:style-name="ce427" table:formula="of:=[.J24]/[.J23]" office:value-type="float" office:value="2.83469491958131" calcext:value-type="float">
            <text:p>2.8</text:p>
          </table:table-cell>
          <table:table-cell table:style-name="ce427" table:formula="of:=[.K24]/[.K23]" office:value-type="float" office:value="3.55502810743286" calcext:value-type="float">
            <text:p>3.6</text:p>
          </table:table-cell>
          <table:table-cell table:style-name="ce427" table:formula="of:=[.L24]/[.L23]" office:value-type="float" office:value="4.15411375436486" calcext:value-type="float">
            <text:p>4.2</text:p>
          </table:table-cell>
          <table:table-cell table:style-name="ce427" table:formula="of:=[.M24]/[.M23]" office:value-type="float" office:value="4.30731956726356" calcext:value-type="float">
            <text:p>4.3</text:p>
          </table:table-cell>
          <table:table-cell table:style-name="ce463" table:formula="of:=[.N24]/[.N23]" office:value-type="float" office:value="4.01049608620514" calcext:value-type="float">
            <text:p>4.0</text:p>
          </table:table-cell>
          <table:table-cell table:style-name="ce475" table:formula="of:=[.O24]/[.O23]" office:value-type="float" office:value="3.91386952921955" calcext:value-type="float">
            <text:p>3.91</text:p>
          </table:table-cell>
          <table:table-cell table:style-name="Default"/>
          <table:table-cell table:style-name="ce120"/>
          <table:table-cell table:number-columns-repeated="996"/>
        </table:table-row>
        <table:table-row table:style-name="ro1">
          <table:table-cell table:style-name="ce160" table:number-columns-repeated="2"/>
          <table:table-cell table:style-name="ce168"/>
          <table:table-cell table:style-name="Default" table:number-columns-repeated="11"/>
          <table:table-cell/>
          <table:table-cell table:style-name="Default"/>
          <table:table-cell table:style-name="ce120"/>
          <table:table-cell table:number-columns-repeated="996"/>
        </table:table-row>
        <table:table-row table:style-name="ro1">
          <table:table-cell table:style-name="ce349" office:value-type="string" calcext:value-type="string">
            <text:p>Wood stove (kWh)</text:p>
          </table:table-cell>
          <table:table-cell table:style-name="ce376"/>
          <table:table-cell table:style-name="ce402" office:value-type="float" office:value="20" calcext:value-type="float">
            <text:p>20.0</text:p>
          </table:table-cell>
          <table:table-cell table:number-columns-repeated="9" table:style-name="ce428" office:value-type="float" office:value="0" calcext:value-type="float">
            <text:p>0.0</text:p>
          </table:table-cell>
          <table:table-cell table:style-name="ce428" office:value-type="float" office:value="5.2" calcext:value-type="float">
            <text:p>5.2</text:p>
          </table:table-cell>
          <table:table-cell table:style-name="ce464" office:value-type="float" office:value="0" calcext:value-type="float">
            <text:p>0.0</text:p>
          </table:table-cell>
          <table:table-cell table:style-name="ce473" table:formula="of:=SUM([.C27:.N27])" office:value-type="float" office:value="25.2" calcext:value-type="float">
            <text:p>25.2</text:p>
          </table:table-cell>
          <table:table-cell table:style-name="Default" office:value-type="string" calcext:value-type="string">
            <text:p>kWh heat</text:p>
          </table:table-cell>
          <table:table-cell table:style-name="ce120"/>
          <table:table-cell table:number-columns-repeated="996"/>
        </table:table-row>
        <table:table-row table:style-name="ro1">
          <table:table-cell/>
          <table:table-cell table:style-name="ce358"/>
          <table:table-cell table:style-name="ce180"/>
          <table:table-cell table:style-name="ce218" table:number-columns-repeated="9"/>
          <table:table-cell table:style-name="ce446"/>
          <table:table-cell table:style-name="ce218"/>
          <table:table-cell table:style-name="ce273"/>
          <table:table-cell table:style-name="Default"/>
          <table:table-cell table:style-name="ce120"/>
          <table:table-cell table:number-columns-repeated="996"/>
        </table:table-row>
        <table:table-row table:style-name="ro1">
          <table:table-cell table:style-name="ce350" office:value-type="string" calcext:value-type="string">
            <text:p>EV charging (kWh)</text:p>
          </table:table-cell>
          <table:table-cell table:style-name="ce377"/>
          <table:table-cell table:style-name="ce403" office:value-type="float" office:value="201.624" calcext:value-type="float">
            <text:p>202</text:p>
          </table:table-cell>
          <table:table-cell table:style-name="ce429" office:value-type="float" office:value="161.8896" calcext:value-type="float">
            <text:p>162</text:p>
          </table:table-cell>
          <table:table-cell table:style-name="ce429" office:value-type="float" office:value="114.948" calcext:value-type="float">
            <text:p>115</text:p>
          </table:table-cell>
          <table:table-cell table:style-name="ce429" office:value-type="float" office:value="33.984" calcext:value-type="float">
            <text:p>34</text:p>
          </table:table-cell>
          <table:table-cell table:style-name="ce429" office:value-type="float" office:value="46.4256" calcext:value-type="float">
            <text:p>46</text:p>
          </table:table-cell>
          <table:table-cell table:style-name="ce429" office:value-type="float" office:value="39.96" calcext:value-type="float">
            <text:p>40</text:p>
          </table:table-cell>
          <table:table-cell table:style-name="ce429" office:value-type="float" office:value="267.5424" calcext:value-type="float">
            <text:p>268</text:p>
          </table:table-cell>
          <table:table-cell table:style-name="ce429" office:value-type="float" office:value="169.7064" calcext:value-type="float">
            <text:p>170</text:p>
          </table:table-cell>
          <table:table-cell table:style-name="ce429" office:value-type="float" office:value="204.192" calcext:value-type="float">
            <text:p>204</text:p>
          </table:table-cell>
          <table:table-cell table:style-name="ce429" office:value-type="float" office:value="142.6992" calcext:value-type="float">
            <text:p>143</text:p>
          </table:table-cell>
          <table:table-cell table:style-name="ce429" office:value-type="float" office:value="187.06608" calcext:value-type="float">
            <text:p>187</text:p>
          </table:table-cell>
          <table:table-cell table:style-name="ce465" office:value-type="float" office:value="142.124832" calcext:value-type="float">
            <text:p>142</text:p>
          </table:table-cell>
          <table:table-cell table:style-name="ce473" table:formula="of:=SUM([.C29:.N29])" office:value-type="float" office:value="1712.162112" calcext:value-type="float">
            <text:p>1712.2</text:p>
          </table:table-cell>
          <table:table-cell table:style-name="Default" office:value-type="string" calcext:value-type="string">
            <text:p>kWh elec</text:p>
          </table:table-cell>
          <table:table-cell table:style-name="ce120"/>
          <table:table-cell table:number-columns-repeated="996"/>
        </table:table-row>
        <table:table-row table:style-name="ro1">
          <table:table-cell/>
          <table:table-cell table:style-name="ce358"/>
          <table:table-cell table:style-name="ce180"/>
          <table:table-cell table:style-name="ce218" table:number-columns-repeated="9"/>
          <table:table-cell table:style-name="ce446"/>
          <table:table-cell table:style-name="ce218"/>
          <table:table-cell table:style-name="ce273"/>
          <table:table-cell table:style-name="Default"/>
          <table:table-cell table:style-name="ce120"/>
          <table:table-cell table:number-columns-repeated="996"/>
        </table:table-row>
        <table:table-row table:style-name="ro1">
          <table:table-cell table:style-name="ce351" office:value-type="string" calcext:value-type="string">
            <text:p>Lighting, Appliances and Cooking (kWh)</text:p>
          </table:table-cell>
          <table:table-cell table:style-name="ce378"/>
          <table:table-cell table:style-name="ce404" table:formula="of:=[.C33]-[.C29]-[.C23]" office:value-type="float" office:value="113.33" calcext:value-type="float">
            <text:p>113.3</text:p>
          </table:table-cell>
          <table:table-cell table:style-name="ce430" table:formula="of:=[.D33]-[.D29]-[.D23]" office:value-type="float" office:value="147.3264" calcext:value-type="float">
            <text:p>147.3</text:p>
          </table:table-cell>
          <table:table-cell table:style-name="ce430" table:formula="of:=[.E33]-[.E29]-[.E23]" office:value-type="float" office:value="142.936" calcext:value-type="float">
            <text:p>142.9</text:p>
          </table:table-cell>
          <table:table-cell table:style-name="ce430" table:formula="of:=[.F33]-[.F29]-[.F23]" office:value-type="float" office:value="165.664" calcext:value-type="float">
            <text:p>165.7</text:p>
          </table:table-cell>
          <table:table-cell table:style-name="ce430" table:formula="of:=[.G33]-[.G29]-[.G23]" office:value-type="float" office:value="105.9554" calcext:value-type="float">
            <text:p>106.0</text:p>
          </table:table-cell>
          <table:table-cell table:style-name="ce430" table:formula="of:=[.H33]-[.H29]-[.H23]" office:value-type="float" office:value="62.059" calcext:value-type="float">
            <text:p>62.1</text:p>
          </table:table-cell>
          <table:table-cell table:style-name="ce430" table:formula="of:=[.I33]-[.I29]-[.I23]" office:value-type="float" office:value="155.8386" calcext:value-type="float">
            <text:p>155.8</text:p>
          </table:table-cell>
          <table:table-cell table:style-name="ce430" table:formula="of:=[.J33]-[.J29]-[.J23]" office:value-type="float" office:value="106.9576" calcext:value-type="float">
            <text:p>107.0</text:p>
          </table:table-cell>
          <table:table-cell table:style-name="ce430" table:formula="of:=[.K33]-[.K29]-[.K23]" office:value-type="float" office:value="144.516" calcext:value-type="float">
            <text:p>144.5</text:p>
          </table:table-cell>
          <table:table-cell table:style-name="ce430" table:formula="of:=[.L33]-[.L29]-[.L23]" office:value-type="float" office:value="127.1558" calcext:value-type="float">
            <text:p>127.2</text:p>
          </table:table-cell>
          <table:table-cell table:style-name="ce430" table:formula="of:=[.M33]-[.M29]-[.M23]" office:value-type="float" office:value="163.38192" calcext:value-type="float">
            <text:p>163.4</text:p>
          </table:table-cell>
          <table:table-cell table:style-name="ce466" table:formula="of:=[.N33]-[.N29]-[.N23]" office:value-type="float" office:value="136.205168" calcext:value-type="float">
            <text:p>136.2</text:p>
          </table:table-cell>
          <table:table-cell table:style-name="ce473" table:formula="of:=SUM([.C31:.N31])" office:value-type="float" office:value="1571.325888" calcext:value-type="float">
            <text:p>1571.3</text:p>
          </table:table-cell>
          <table:table-cell table:style-name="Default" office:value-type="string" calcext:value-type="string">
            <text:p>kWh elec</text:p>
          </table:table-cell>
          <table:table-cell table:style-name="ce120"/>
          <table:table-cell table:number-columns-repeated="996"/>
        </table:table-row>
        <table:table-row table:style-name="ro1">
          <table:table-cell/>
          <table:table-cell table:style-name="ce358"/>
          <table:table-cell table:style-name="ce180"/>
          <table:table-cell table:style-name="ce218" table:number-columns-repeated="9"/>
          <table:table-cell table:style-name="ce446"/>
          <table:table-cell table:style-name="ce218"/>
          <table:table-cell table:style-name="ce273"/>
          <table:table-cell table:style-name="Default"/>
          <table:table-cell table:style-name="ce120"/>
          <table:table-cell table:number-columns-repeated="996"/>
        </table:table-row>
        <table:table-row table:style-name="ro1">
          <table:table-cell table:style-name="ce352" office:value-type="string" calcext:value-type="string">
            <text:p>Total house electricity use (kWh)</text:p>
          </table:table-cell>
          <table:table-cell table:style-name="ce379"/>
          <table:table-cell table:style-name="ce405" office:value-type="float" office:value="659" calcext:value-type="float">
            <text:p>659</text:p>
          </table:table-cell>
          <table:table-cell table:style-name="ce431" office:value-type="float" office:value="636" calcext:value-type="float">
            <text:p>636</text:p>
          </table:table-cell>
          <table:table-cell table:style-name="ce431" office:value-type="float" office:value="484" calcext:value-type="float">
            <text:p>484</text:p>
          </table:table-cell>
          <table:table-cell table:style-name="ce431" office:value-type="float" office:value="306" calcext:value-type="float">
            <text:p>306</text:p>
          </table:table-cell>
          <table:table-cell table:style-name="ce431" office:value-type="float" office:value="210" calcext:value-type="float">
            <text:p>210</text:p>
          </table:table-cell>
          <table:table-cell table:style-name="ce431" office:value-type="float" office:value="122" calcext:value-type="float">
            <text:p>122</text:p>
          </table:table-cell>
          <table:table-cell table:style-name="ce431" office:value-type="float" office:value="475" calcext:value-type="float">
            <text:p>475</text:p>
          </table:table-cell>
          <table:table-cell table:style-name="ce431" office:value-type="float" office:value="308" calcext:value-type="float">
            <text:p>308</text:p>
          </table:table-cell>
          <table:table-cell table:style-name="ce431" office:value-type="float" office:value="404.743" calcext:value-type="float">
            <text:p>405</text:p>
          </table:table-cell>
          <table:table-cell table:style-name="ce431" office:value-type="float" office:value="422.781" calcext:value-type="float">
            <text:p>423</text:p>
          </table:table-cell>
          <table:table-cell table:style-name="ce431" office:value-type="float" office:value="608.619" calcext:value-type="float">
            <text:p>609</text:p>
          </table:table-cell>
          <table:table-cell table:style-name="ce467" office:value-type="float" office:value="593.114" calcext:value-type="float">
            <text:p>593</text:p>
          </table:table-cell>
          <table:table-cell table:style-name="ce473" table:formula="of:=SUM([.C33:.N33])" office:value-type="float" office:value="5229.257" calcext:value-type="float">
            <text:p>5229.3</text:p>
          </table:table-cell>
          <table:table-cell table:style-name="Default" office:value-type="string" calcext:value-type="string">
            <text:p>kWh elec</text:p>
          </table:table-cell>
          <table:table-cell table:number-columns-repeated="997"/>
        </table:table-row>
        <table:table-row table:style-name="ro1">
          <table:table-cell table:style-name="ce353" office:value-type="string" calcext:value-type="string">
            <text:p>kWh per day</text:p>
          </table:table-cell>
          <table:table-cell table:style-name="ce380"/>
          <table:table-cell table:style-name="ce406" table:formula="of:=[.C33]/[.C2]" office:value-type="float" office:value="21.258064516129" calcext:value-type="float">
            <text:p>21.3</text:p>
          </table:table-cell>
          <table:table-cell table:style-name="ce406" table:formula="of:=[.D33]/[.D2]" office:value-type="float" office:value="22.7142857142857" calcext:value-type="float">
            <text:p>22.7</text:p>
          </table:table-cell>
          <table:table-cell table:style-name="ce406" table:formula="of:=[.E33]/[.E2]" office:value-type="float" office:value="15.6129032258065" calcext:value-type="float">
            <text:p>15.6</text:p>
          </table:table-cell>
          <table:table-cell table:style-name="ce406" table:formula="of:=[.F33]/[.F2]" office:value-type="float" office:value="10.2" calcext:value-type="float">
            <text:p>10.2</text:p>
          </table:table-cell>
          <table:table-cell table:style-name="ce406" table:formula="of:=[.G33]/[.G2]" office:value-type="float" office:value="6.7741935483871" calcext:value-type="float">
            <text:p>6.8</text:p>
          </table:table-cell>
          <table:table-cell table:style-name="ce406" table:formula="of:=[.H33]/[.H2]" office:value-type="float" office:value="4.06666666666667" calcext:value-type="float">
            <text:p>4.1</text:p>
          </table:table-cell>
          <table:table-cell table:style-name="ce406" table:formula="of:=[.I33]/[.I2]" office:value-type="float" office:value="15.3225806451613" calcext:value-type="float">
            <text:p>15.3</text:p>
          </table:table-cell>
          <table:table-cell table:style-name="ce406" table:formula="of:=[.J33]/[.J2]" office:value-type="float" office:value="9.93548387096774" calcext:value-type="float">
            <text:p>9.9</text:p>
          </table:table-cell>
          <table:table-cell table:style-name="ce406" table:formula="of:=[.K33]/[.K2]" office:value-type="float" office:value="13.4914333333333" calcext:value-type="float">
            <text:p>13.5</text:p>
          </table:table-cell>
          <table:table-cell table:style-name="ce406" table:formula="of:=[.L33]/[.L2]" office:value-type="float" office:value="13.6380967741935" calcext:value-type="float">
            <text:p>13.6</text:p>
          </table:table-cell>
          <table:table-cell table:style-name="ce406" table:formula="of:=[.M33]/[.M2]" office:value-type="float" office:value="20.2873" calcext:value-type="float">
            <text:p>20.3</text:p>
          </table:table-cell>
          <table:table-cell table:style-name="ce468" table:formula="of:=[.N33]/[.N2]" office:value-type="float" office:value="19.1327096774194" calcext:value-type="float">
            <text:p>19.1</text:p>
          </table:table-cell>
          <table:table-cell table:style-name="ce273"/>
          <table:table-cell table:style-name="Default"/>
          <table:table-cell table:number-columns-repeated="997"/>
        </table:table-row>
        <table:table-row table:style-name="ro1">
          <table:table-cell/>
          <table:table-cell table:style-name="ce358"/>
          <table:table-cell table:style-name="ce168"/>
          <table:table-cell table:style-name="Default" table:number-columns-repeated="9"/>
          <table:table-cell table:style-name="ce44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1">
          <table:table-cell table:style-name="ce354" office:value-type="string" calcext:value-type="string">
            <text:p>Solar PV proxy data (Watts)</text:p>
          </table:table-cell>
          <table:table-cell table:style-name="ce381" office:value-type="string" calcext:value-type="string">
            <text:p>Scale</text:p>
          </table:table-cell>
          <table:table-cell table:style-name="ce407" office:value-type="float" office:value="21.7" calcext:value-type="float">
            <text:p>21.7</text:p>
          </table:table-cell>
          <table:table-cell table:style-name="ce381" office:value-type="float" office:value="41" calcext:value-type="float">
            <text:p>41</text:p>
          </table:table-cell>
          <table:table-cell table:style-name="ce381" office:value-type="float" office:value="148.1" calcext:value-type="float">
            <text:p>148.1</text:p>
          </table:table-cell>
          <table:table-cell table:style-name="ce381" office:value-type="float" office:value="237.2" calcext:value-type="float">
            <text:p>237.2</text:p>
          </table:table-cell>
          <table:table-cell table:style-name="ce381" office:value-type="float" office:value="275.6" calcext:value-type="float">
            <text:p>275.6</text:p>
          </table:table-cell>
          <table:table-cell table:style-name="ce381" office:value-type="float" office:value="181.5" calcext:value-type="float">
            <text:p>181.5</text:p>
          </table:table-cell>
          <table:table-cell table:style-name="ce381" office:value-type="float" office:value="165" calcext:value-type="float">
            <text:p>165</text:p>
          </table:table-cell>
          <table:table-cell table:style-name="ce381" office:value-type="float" office:value="179.2" calcext:value-type="float">
            <text:p>179.2</text:p>
          </table:table-cell>
          <table:table-cell table:style-name="ce381" office:value-type="float" office:value="167.8" calcext:value-type="float">
            <text:p>167.8</text:p>
          </table:table-cell>
          <table:table-cell table:style-name="ce381" office:value-type="float" office:value="57.7" calcext:value-type="float">
            <text:p>57.7</text:p>
          </table:table-cell>
          <table:table-cell table:style-name="ce381" office:value-type="float" office:value="29.6" calcext:value-type="float">
            <text:p>29.6</text:p>
          </table:table-cell>
          <table:table-cell table:style-name="ce469" office:value-type="float" office:value="11.9" calcext:value-type="float">
            <text:p>11.9</text:p>
          </table:table-cell>
          <table:table-cell/>
          <table:table-cell table:style-name="Default"/>
          <table:table-cell table:number-columns-repeated="997"/>
        </table:table-row>
        <table:table-row table:style-name="ro1">
          <table:table-cell table:style-name="ce355" office:value-type="string" calcext:value-type="string">
            <text:p>Solar Gains (Watts)</text:p>
          </table:table-cell>
          <table:table-cell table:style-name="ce382" office:value-type="float" office:value="2.5" calcext:value-type="float">
            <text:p>2.5</text:p>
          </table:table-cell>
          <table:table-cell table:style-name="ce408" table:formula="of:=[.C36]*[.$B$37]" office:value-type="float" office:value="54.25" calcext:value-type="float">
            <text:p>54.25</text:p>
          </table:table-cell>
          <table:table-cell table:style-name="ce432" table:formula="of:=[.D36]*[.$B$37]" office:value-type="float" office:value="102.5" calcext:value-type="float">
            <text:p>102.5</text:p>
          </table:table-cell>
          <table:table-cell table:style-name="ce432" table:formula="of:=[.E36]*[.$B$37]" office:value-type="float" office:value="370.25" calcext:value-type="float">
            <text:p>370.25</text:p>
          </table:table-cell>
          <table:table-cell table:style-name="ce432" table:formula="of:=[.F36]*[.$B$37]" office:value-type="float" office:value="593" calcext:value-type="float">
            <text:p>593</text:p>
          </table:table-cell>
          <table:table-cell table:style-name="ce432" table:formula="of:=[.G36]*[.$B$37]" office:value-type="float" office:value="689" calcext:value-type="float">
            <text:p>689</text:p>
          </table:table-cell>
          <table:table-cell table:style-name="ce432" table:formula="of:=[.H36]*[.$B$37]" office:value-type="float" office:value="453.75" calcext:value-type="float">
            <text:p>453.75</text:p>
          </table:table-cell>
          <table:table-cell table:style-name="ce432" table:formula="of:=[.I36]*[.$B$37]" office:value-type="float" office:value="412.5" calcext:value-type="float">
            <text:p>412.5</text:p>
          </table:table-cell>
          <table:table-cell table:style-name="ce432" table:formula="of:=[.J36]*[.$B$37]" office:value-type="float" office:value="448" calcext:value-type="float">
            <text:p>448</text:p>
          </table:table-cell>
          <table:table-cell table:style-name="ce432" table:formula="of:=[.K36]*[.$B$37]" office:value-type="float" office:value="419.5" calcext:value-type="float">
            <text:p>419.5</text:p>
          </table:table-cell>
          <table:table-cell table:style-name="ce432" table:formula="of:=[.L36]*[.$B$37]" office:value-type="float" office:value="144.25" calcext:value-type="float">
            <text:p>144.25</text:p>
          </table:table-cell>
          <table:table-cell table:style-name="ce432" table:formula="of:=[.M36]*[.$B$37]" office:value-type="float" office:value="74" calcext:value-type="float">
            <text:p>74</text:p>
          </table:table-cell>
          <table:table-cell table:style-name="ce382" table:formula="of:=[.N36]*[.$B$37]" office:value-type="float" office:value="29.75" calcext:value-type="float">
            <text:p>29.75</text:p>
          </table:table-cell>
          <table:table-cell/>
          <table:table-cell table:style-name="Default"/>
          <table:table-cell table:number-columns-repeated="997"/>
        </table:table-row>
        <table:table-row table:style-name="ro1">
          <table:table-cell table:style-name="ce355" office:value-type="string" calcext:value-type="string">
            <text:p>Metabolic gains (Watts)</text:p>
          </table:table-cell>
          <table:table-cell table:style-name="ce383"/>
          <table:table-cell table:style-name="ce408" office:value-type="float" office:value="120" calcext:value-type="float">
            <text:p>120</text:p>
          </table:table-cell>
          <table:table-cell table:number-columns-repeated="10" table:style-name="ce433" office:value-type="float" office:value="120" calcext:value-type="float">
            <text:p>120</text:p>
          </table:table-cell>
          <table:table-cell table:style-name="ce382" office:value-type="float" office:value="120" calcext:value-type="float">
            <text:p>120</text:p>
          </table:table-cell>
          <table:table-cell/>
          <table:table-cell table:style-name="Default"/>
          <table:table-cell table:number-columns-repeated="997"/>
        </table:table-row>
        <table:table-row table:style-name="ro1">
          <table:table-cell table:style-name="ce356" office:value-type="string" calcext:value-type="string">
            <text:p>Total heat input (Watts)</text:p>
          </table:table-cell>
          <table:table-cell table:style-name="ce384"/>
          <table:table-cell table:style-name="ce409" table:formula="of:=((([.C15]+[.C18]+([.C21]*0.5)+[.C31]+[.C27])/[.C2])/0.024)+[.C37]+[.C38]" office:value-type="float" office:value="2077.74059139785" calcext:value-type="float">
            <text:p>2078</text:p>
          </table:table-cell>
          <table:table-cell table:style-name="ce434" table:formula="of:=((([.D15]+[.D18]+([.D21]*0.5)+[.D31]+[.D27])/[.D2])/0.024)+[.D37]+[.D38]" office:value-type="float" office:value="2259.45446428571" calcext:value-type="float">
            <text:p>2259</text:p>
          </table:table-cell>
          <table:table-cell table:style-name="ce434" table:formula="of:=((([.E15]+[.E18]+([.E21]*0.5)+[.E31]+[.E27])/[.E2])/0.024)+[.E37]+[.E38]" office:value-type="float" office:value="1773.55376344086" calcext:value-type="float">
            <text:p>1774</text:p>
          </table:table-cell>
          <table:table-cell table:style-name="ce434" table:formula="of:=((([.F15]+[.F18]+([.F21]*0.5)+[.F31]+[.F27])/[.F2])/0.024)+[.F37]+[.F38]" office:value-type="float" office:value="1361.38888888889" calcext:value-type="float">
            <text:p>1361</text:p>
          </table:table-cell>
          <table:table-cell table:style-name="ce434" table:formula="of:=((([.G15]+[.G18]+([.G21]*0.5)+[.G31]+[.G27])/[.G2])/0.024)+[.G37]+[.G38]" office:value-type="float" office:value="1138.86478494624" calcext:value-type="float">
            <text:p>1139</text:p>
          </table:table-cell>
          <table:table-cell table:style-name="ce434" table:formula="of:=((([.H15]+[.H18]+([.H21]*0.5)+[.H31]+[.H27])/[.H2])/0.024)+[.H37]+[.H38]" office:value-type="float" office:value="700.241666666667" calcext:value-type="float">
            <text:p>700</text:p>
          </table:table-cell>
          <table:table-cell table:style-name="ce434" table:formula="of:=((([.I15]+[.I18]+([.I21]*0.5)+[.I31]+[.I27])/[.I2])/0.024)+[.I37]+[.I38]" office:value-type="float" office:value="847.361021505376" calcext:value-type="float">
            <text:p>847</text:p>
          </table:table-cell>
          <table:table-cell table:style-name="ce434" table:formula="of:=((([.J15]+[.J18]+([.J21]*0.5)+[.J31]+[.J27])/[.J2])/0.024)+[.J37]+[.J38]" office:value-type="float" office:value="771.350940860215" calcext:value-type="float">
            <text:p>771</text:p>
          </table:table-cell>
          <table:table-cell table:style-name="ce434" table:formula="of:=((([.K15]+[.K18]+([.K21]*0.5)+[.K31]+[.K27])/[.K2])/0.024)+[.K37]+[.K38]" office:value-type="float" office:value="919.488888888889" calcext:value-type="float">
            <text:p>919</text:p>
          </table:table-cell>
          <table:table-cell table:style-name="ce434" table:formula="of:=((([.L15]+[.L18]+([.L21]*0.5)+[.L31]+[.L27])/[.L2])/0.024)+[.L37]+[.L38]" office:value-type="float" office:value="1216.51518817204" calcext:value-type="float">
            <text:p>1217</text:p>
          </table:table-cell>
          <table:table-cell table:style-name="ce434" table:formula="of:=((([.M15]+[.M18]+([.M21]*0.5)+[.M31]+[.M27])/[.M2])/0.024)+[.M37]+[.M38]" office:value-type="float" office:value="1838.06933333333" calcext:value-type="float">
            <text:p>1838</text:p>
          </table:table-cell>
          <table:table-cell table:style-name="ce470" table:formula="of:=((([.N15]+[.N18]+([.N21]*0.5)+[.N31]+[.N27])/[.N2])/0.024)+[.N37]+[.N38]" office:value-type="float" office:value="1900.70587096774" calcext:value-type="float">
            <text:p>1901</text:p>
          </table:table-cell>
          <table:table-cell/>
          <table:table-cell table:style-name="Default"/>
          <table:table-cell table:number-columns-repeated="997"/>
        </table:table-row>
        <table:table-row table:style-name="ro1">
          <table:table-cell table:style-name="ce355" office:value-type="string" calcext:value-type="string">
            <text:p>DeltaT</text:p>
          </table:table-cell>
          <table:table-cell table:style-name="ce385"/>
          <table:table-cell table:style-name="ce410" table:formula="of:=[.C12]-[.C5]" office:value-type="float" office:value="11.7788913773796" calcext:value-type="float">
            <text:p>11.8</text:p>
          </table:table-cell>
          <table:table-cell table:style-name="ce435" table:formula="of:=[.D12]-[.D5]" office:value-type="float" office:value="11.7692049272116" calcext:value-type="float">
            <text:p>11.8</text:p>
          </table:table-cell>
          <table:table-cell table:style-name="ce435" table:formula="of:=[.E12]-[.E5]" office:value-type="float" office:value="10.6001679731243" calcext:value-type="float">
            <text:p>10.6</text:p>
          </table:table-cell>
          <table:table-cell table:style-name="ce435" table:formula="of:=[.F12]-[.F5]" office:value-type="float" office:value="7.24552071668533" calcext:value-type="float">
            <text:p>7.2</text:p>
          </table:table-cell>
          <table:table-cell table:style-name="ce435" table:formula="of:=[.G12]-[.G5]" office:value-type="float" office:value="5.5454647256439" calcext:value-type="float">
            <text:p>5.5</text:p>
          </table:table-cell>
          <table:table-cell table:style-name="ce435" table:formula="of:=[.H12]-[.H5]" office:value-type="float" office:value="4.64216125419933" calcext:value-type="float">
            <text:p>4.6</text:p>
          </table:table-cell>
          <table:table-cell table:style-name="ce435" table:formula="of:=[.I12]-[.I5]" office:value-type="float" office:value="5.06394176931691" calcext:value-type="float">
            <text:p>5.1</text:p>
          </table:table-cell>
          <table:table-cell table:style-name="ce435" table:formula="of:=[.J12]-[.J5]" office:value-type="float" office:value="4.21881298992161" calcext:value-type="float">
            <text:p>4.2</text:p>
          </table:table-cell>
          <table:table-cell table:style-name="ce435" table:formula="of:=[.K12]-[.K5]" office:value-type="float" office:value="5.49350503919373" calcext:value-type="float">
            <text:p>5.5</text:p>
          </table:table-cell>
          <table:table-cell table:style-name="ce435" table:formula="of:=[.L12]-[.L5]" office:value-type="float" office:value="8.08673012318029" calcext:value-type="float">
            <text:p>8.1</text:p>
          </table:table-cell>
          <table:table-cell table:style-name="ce435" table:formula="of:=[.M12]-[.M5]" office:value-type="float" office:value="10.4225083986562" calcext:value-type="float">
            <text:p>10.4</text:p>
          </table:table-cell>
          <table:table-cell table:style-name="ce471" table:formula="of:=[.N12]-[.N5]" office:value-type="float" office:value="12.5125979843225" calcext:value-type="float">
            <text:p>12.5</text:p>
          </table:table-cell>
          <table:table-cell/>
          <table:table-cell table:style-name="Default"/>
          <table:table-cell table:number-columns-repeated="997"/>
        </table:table-row>
        <table:table-row table:style-name="ro1">
          <table:table-cell table:style-name="ce357" office:value-type="string" calcext:value-type="string">
            <text:p>Heat loss factor (W/K)</text:p>
          </table:table-cell>
          <table:table-cell table:style-name="ce386"/>
          <table:table-cell table:style-name="ce411" table:formula="of:=[.C39]/[.C40]" office:value-type="float" office:value="176.395258673323" calcext:value-type="float">
            <text:p>176</text:p>
          </table:table-cell>
          <table:table-cell table:style-name="ce436" table:formula="of:=[.D39]/[.D40]" office:value-type="float" office:value="191.980212619258" calcext:value-type="float">
            <text:p>192</text:p>
          </table:table-cell>
          <table:table-cell table:style-name="ce436" table:formula="of:=[.E39]/[.E40]" office:value-type="float" office:value="167.313741436696" calcext:value-type="float">
            <text:p>167</text:p>
          </table:table-cell>
          <table:table-cell table:style-name="ce436" table:formula="of:=[.F39]/[.F40]" office:value-type="float" office:value="187.893864654036" calcext:value-type="float">
            <text:p>188</text:p>
          </table:table-cell>
          <table:table-cell table:style-name="ce436" table:formula="of:=[.G39]/[.G40]" office:value-type="float" office:value="205.368682570422" calcext:value-type="float">
            <text:p>205</text:p>
          </table:table-cell>
          <table:table-cell table:style-name="ce436" table:formula="of:=[.H39]/[.H40]" office:value-type="float" office:value="150.843891093448" calcext:value-type="float">
            <text:p>151</text:p>
          </table:table-cell>
          <table:table-cell table:style-name="ce436" table:formula="of:=[.I39]/[.I40]" office:value-type="float" office:value="167.332299640499" calcext:value-type="float">
            <text:p>167</text:p>
          </table:table-cell>
          <table:table-cell table:style-name="ce436" table:formula="of:=[.J39]/[.J40]" office:value-type="float" office:value="182.836011622916" calcext:value-type="float">
            <text:p>183</text:p>
          </table:table-cell>
          <table:table-cell table:style-name="ce436" table:formula="of:=[.K39]/[.K40]" office:value-type="float" office:value="167.377454344493" calcext:value-type="float">
            <text:p>167</text:p>
          </table:table-cell>
          <table:table-cell table:style-name="ce436" table:formula="of:=[.L39]/[.L40]" office:value-type="float" office:value="150.43350892655" calcext:value-type="float">
            <text:p>150</text:p>
          </table:table-cell>
          <table:table-cell table:style-name="ce436" table:formula="of:=[.M39]/[.M40]" office:value-type="float" office:value="176.355754586901" calcext:value-type="float">
            <text:p>176</text:p>
          </table:table-cell>
          <table:table-cell table:style-name="ce472" table:formula="of:=[.N39]/[.N40]" office:value-type="float" office:value="151.903375569902" calcext:value-type="float">
            <text:p>152</text:p>
          </table:table-cell>
          <table:table-cell table:style-name="ce273" table:formula="of:=AVERAGE([.C41:.N41])" office:value-type="float" office:value="173.002837978204" calcext:value-type="float">
            <text:p>173</text:p>
          </table:table-cell>
          <table:table-cell table:style-name="Default"/>
          <table:table-cell table:number-columns-repeated="997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997"/>
        </table:table-row>
        <table:table-row table:style-name="ro1">
          <table:table-cell table:style-name="ce120" office:value-type="string" calcext:value-type="string">
            <text:p>All unit prices and monthly costs include VAT:</text:p>
          </table:table-cell>
          <table:table-cell/>
          <table:table-cell table:style-name="Default" table:number-columns-repeated="12"/>
          <table:table-cell/>
          <table:table-cell table:style-name="Default"/>
          <table:table-cell table:number-columns-repeated="997"/>
        </table:table-row>
        <table:table-row table:style-name="ro1">
          <table:table-cell table:style-name="ce557" office:value-type="string" calcext:value-type="string">
            <text:p><text:span text:style-name="T1">Octopus Agile: </text:span>Whole house</text:p>
          </table:table-cell>
          <table:table-cell table:style-name="ce590" office:value-type="string" calcext:value-type="string">
            <text:p>p/kWh </text:p>
          </table:table-cell>
          <table:table-cell table:style-name="ce619" office:value-type="float" office:value="10.9" calcext:value-type="float">
            <text:p>10.9</text:p>
          </table:table-cell>
          <table:table-cell table:style-name="ce619" office:value-type="float" office:value="8.7" calcext:value-type="float">
            <text:p>8.7</text:p>
          </table:table-cell>
          <table:table-cell table:style-name="ce619" office:value-type="float" office:value="9.4" calcext:value-type="float">
            <text:p>9.4</text:p>
          </table:table-cell>
          <table:table-cell table:style-name="ce619" office:value-type="float" office:value="7.6" calcext:value-type="float">
            <text:p>7.6</text:p>
          </table:table-cell>
          <table:table-cell table:style-name="ce619" office:value-type="float" office:value="7" calcext:value-type="float">
            <text:p>7.0</text:p>
          </table:table-cell>
          <table:table-cell table:style-name="ce619" office:value-type="float" office:value="7.9" calcext:value-type="float">
            <text:p>7.9</text:p>
          </table:table-cell>
          <table:table-cell table:style-name="ce619" office:value-type="float" office:value="7.7" calcext:value-type="float">
            <text:p>7.7</text:p>
          </table:table-cell>
          <table:table-cell table:style-name="ce619" office:value-type="float" office:value="9.3" calcext:value-type="float">
            <text:p>9.3</text:p>
          </table:table-cell>
          <table:table-cell table:style-name="ce619" office:value-type="float" office:value="9.8" calcext:value-type="float">
            <text:p>9.8</text:p>
          </table:table-cell>
          <table:table-cell table:style-name="ce619" office:value-type="float" office:value="10" calcext:value-type="float">
            <text:p>10.0</text:p>
          </table:table-cell>
          <table:table-cell table:style-name="ce619" office:value-type="float" office:value="11.2" calcext:value-type="float">
            <text:p>11.2</text:p>
          </table:table-cell>
          <table:table-cell table:style-name="ce687" office:value-type="float" office:value="13" calcext:value-type="float">
            <text:p>13.0</text:p>
          </table:table-cell>
          <table:table-cell table:style-name="ce694" table:formula="of:=100*[.O45]/[.O33]" office:value-type="float" office:value="9.80416648101251" calcext:value-type="float">
            <text:p>9.8</text:p>
          </table:table-cell>
          <table:table-cell table:style-name="Default" office:value-type="string" calcext:value-type="string">
            <text:p>p/kWh</text:p>
          </table:table-cell>
          <table:table-cell table:number-columns-repeated="997"/>
        </table:table-row>
        <table:table-row table:style-name="ro1">
          <table:table-cell table:style-name="ce558"/>
          <table:table-cell table:style-name="ce591"/>
          <table:table-cell table:style-name="ce620" table:formula="of:=[.C33]*[.C44]*0.01" office:value-type="currency" office:currency="GBP" office:value="71.831" calcext:value-type="currency">
            <text:p>£71.83</text:p>
          </table:table-cell>
          <table:table-cell table:style-name="ce620" table:formula="of:=[.D33]*[.D44]*0.01" office:value-type="currency" office:currency="GBP" office:value="55.332" calcext:value-type="currency">
            <text:p>£55.33</text:p>
          </table:table-cell>
          <table:table-cell table:style-name="ce620" table:formula="of:=[.E33]*[.E44]*0.01" office:value-type="currency" office:currency="GBP" office:value="45.496" calcext:value-type="currency">
            <text:p>£45.50</text:p>
          </table:table-cell>
          <table:table-cell table:style-name="ce620" table:formula="of:=[.F33]*[.F44]*0.01" office:value-type="currency" office:currency="GBP" office:value="23.256" calcext:value-type="currency">
            <text:p>£23.26</text:p>
          </table:table-cell>
          <table:table-cell table:style-name="ce620" table:formula="of:=[.G33]*[.G44]*0.01" office:value-type="currency" office:currency="GBP" office:value="14.7" calcext:value-type="currency">
            <text:p>£14.70</text:p>
          </table:table-cell>
          <table:table-cell table:style-name="ce620" table:formula="of:=[.H33]*[.H44]*0.01" office:value-type="currency" office:currency="GBP" office:value="9.638" calcext:value-type="currency">
            <text:p>£9.64</text:p>
          </table:table-cell>
          <table:table-cell table:style-name="ce620" table:formula="of:=[.I33]*[.I44]*0.01" office:value-type="currency" office:currency="GBP" office:value="36.575" calcext:value-type="currency">
            <text:p>£36.58</text:p>
          </table:table-cell>
          <table:table-cell table:style-name="ce620" table:formula="of:=[.J33]*[.J44]*0.01" office:value-type="currency" office:currency="GBP" office:value="28.644" calcext:value-type="currency">
            <text:p>£28.64</text:p>
          </table:table-cell>
          <table:table-cell table:style-name="ce620" table:formula="of:=[.K33]*[.K44]*0.01" office:value-type="currency" office:currency="GBP" office:value="39.664814" calcext:value-type="currency">
            <text:p>£39.66</text:p>
          </table:table-cell>
          <table:table-cell table:style-name="ce620" table:formula="of:=[.L33]*[.L44]*0.01" office:value-type="currency" office:currency="GBP" office:value="42.2781" calcext:value-type="currency">
            <text:p>£42.28</text:p>
          </table:table-cell>
          <table:table-cell table:style-name="ce620" table:formula="of:=[.M33]*[.M44]*0.01" office:value-type="currency" office:currency="GBP" office:value="68.165328" calcext:value-type="currency">
            <text:p>£68.17</text:p>
          </table:table-cell>
          <table:table-cell table:style-name="ce688" table:formula="of:=[.N33]*[.N44]*0.01" office:value-type="currency" office:currency="GBP" office:value="77.10482" calcext:value-type="currency">
            <text:p>£77.10</text:p>
          </table:table-cell>
          <table:table-cell table:style-name="ce695" table:formula="of:=SUM([.C45:.N45])" office:value-type="currency" office:currency="GBP" office:value="512.685062" calcext:value-type="currency">
            <text:p>£512.69</text:p>
          </table:table-cell>
          <table:table-cell table:style-name="ce698"/>
          <table:table-cell table:number-columns-repeated="997"/>
        </table:table-row>
        <table:table-row table:style-name="ro1">
          <table:table-cell table:style-name="ce559" office:value-type="string" calcext:value-type="string">
            <text:p>Octopus Agile: <text:span text:style-name="T2">Heatpump</text:span></text:p>
          </table:table-cell>
          <table:table-cell table:style-name="ce310" office:value-type="string" calcext:value-type="string">
            <text:p>p/kWh </text:p>
          </table:table-cell>
          <table:table-cell table:style-name="ce310" office:value-type="float" office:value="10.6" calcext:value-type="float">
            <text:p>10.6</text:p>
          </table:table-cell>
          <table:table-cell table:style-name="ce310" office:value-type="float" office:value="9.3" calcext:value-type="float">
            <text:p>9.3</text:p>
          </table:table-cell>
          <table:table-cell table:style-name="ce310" office:value-type="float" office:value="9.6" calcext:value-type="float">
            <text:p>9.6</text:p>
          </table:table-cell>
          <table:table-cell table:style-name="ce310" office:value-type="float" office:value="7.3" calcext:value-type="float">
            <text:p>7.3</text:p>
          </table:table-cell>
          <table:table-cell table:style-name="ce310" office:value-type="float" office:value="6.3" calcext:value-type="float">
            <text:p>6.3</text:p>
          </table:table-cell>
          <table:table-cell table:style-name="ce310" office:value-type="float" office:value="8.9" calcext:value-type="float">
            <text:p>8.9</text:p>
          </table:table-cell>
          <table:table-cell table:style-name="ce310" office:value-type="float" office:value="7.8" calcext:value-type="float">
            <text:p>7.8</text:p>
          </table:table-cell>
          <table:table-cell table:style-name="ce310" office:value-type="float" office:value="9.2" calcext:value-type="float">
            <text:p>9.2</text:p>
          </table:table-cell>
          <table:table-cell table:style-name="ce310" office:value-type="float" office:value="10.7" calcext:value-type="float">
            <text:p>10.7</text:p>
          </table:table-cell>
          <table:table-cell table:style-name="ce310" office:value-type="float" office:value="11.9" calcext:value-type="float">
            <text:p>11.9</text:p>
          </table:table-cell>
          <table:table-cell table:style-name="ce310" office:value-type="float" office:value="12.1" calcext:value-type="float">
            <text:p>12.1</text:p>
          </table:table-cell>
          <table:table-cell table:style-name="ce689" office:value-type="float" office:value="13.9" calcext:value-type="float">
            <text:p>13.9</text:p>
          </table:table-cell>
          <table:table-cell table:style-name="ce694" table:formula="of:=100*[.O48]/[.O23]" office:value-type="float" office:value="10.6814182978555" calcext:value-type="float">
            <text:p>10.7</text:p>
          </table:table-cell>
          <table:table-cell table:style-name="Default" office:value-type="string" calcext:value-type="string">
            <text:p>p/kWh</text:p>
          </table:table-cell>
          <table:table-cell table:number-columns-repeated="997"/>
        </table:table-row>
        <table:table-row table:style-name="ro1">
          <table:table-cell table:style-name="ce559"/>
          <table:table-cell table:style-name="ce591" office:value-type="string" calcext:value-type="string">
            <text:p>p/kWh </text:p>
          </table:table-cell>
          <table:table-cell table:style-name="ce426" table:formula="of:=[.C46]/[.C25]" office:value-type="float" office:value="2.69268787559059" calcext:value-type="float">
            <text:p>2.7</text:p>
          </table:table-cell>
          <table:table-cell table:style-name="ce426" table:formula="of:=[.D46]/[.D25]" office:value-type="float" office:value="2.34768232230494" calcext:value-type="float">
            <text:p>2.3</text:p>
          </table:table-cell>
          <table:table-cell table:style-name="ce426" table:formula="of:=[.E46]/[.E25]" office:value-type="float" office:value="2.45599733889089" calcext:value-type="float">
            <text:p>2.5</text:p>
          </table:table-cell>
          <table:table-cell table:style-name="ce426" table:formula="of:=[.F46]/[.F25]" office:value-type="float" office:value="1.96461728445047" calcext:value-type="float">
            <text:p>2.0</text:p>
          </table:table-cell>
          <table:table-cell table:style-name="ce426" table:formula="of:=[.G46]/[.G25]" office:value-type="float" office:value="1.81532525854654" calcext:value-type="float">
            <text:p>1.8</text:p>
          </table:table-cell>
          <table:table-cell table:style-name="ce426" table:formula="of:=[.H46]/[.H25]" office:value-type="float" office:value="3.86462892535043" calcext:value-type="float">
            <text:p>3.9</text:p>
          </table:table-cell>
          <table:table-cell table:style-name="ce426" table:formula="of:=[.I46]/[.I25]" office:value-type="float" office:value="2.79906148327355" calcext:value-type="float">
            <text:p>2.8</text:p>
          </table:table-cell>
          <table:table-cell table:style-name="ce426" table:formula="of:=[.J46]/[.J25]" office:value-type="float" office:value="3.24549916692935" calcext:value-type="float">
            <text:p>3.2</text:p>
          </table:table-cell>
          <table:table-cell table:style-name="ce426" table:formula="of:=[.K46]/[.K25]" office:value-type="float" office:value="3.00982149132054" calcext:value-type="float">
            <text:p>3.0</text:p>
          </table:table-cell>
          <table:table-cell table:style-name="ce426" table:formula="of:=[.L46]/[.L25]" office:value-type="float" office:value="2.86463026860935" calcext:value-type="float">
            <text:p>2.9</text:p>
          </table:table-cell>
          <table:table-cell table:style-name="ce426" table:formula="of:=[.M46]/[.M25]" office:value-type="float" office:value="2.8091716463209" calcext:value-type="float">
            <text:p>2.8</text:p>
          </table:table-cell>
          <table:table-cell table:style-name="ce462" table:formula="of:=[.N46]/[.N25]" office:value-type="float" office:value="3.46590538956307" calcext:value-type="float">
            <text:p>3.5</text:p>
          </table:table-cell>
          <table:table-cell table:style-name="ce277" table:formula="of:=100*[.O48]/[.O24]" office:value-type="float" office:value="2.72911966485133" calcext:value-type="float">
            <text:p>2.73</text:p>
          </table:table-cell>
          <table:table-cell table:style-name="Default" office:value-type="string" calcext:value-type="string">
            <text:p>p/kWh heat</text:p>
          </table:table-cell>
          <table:table-cell table:number-columns-repeated="997"/>
        </table:table-row>
        <table:table-row table:style-name="ro1">
          <table:table-cell table:style-name="ce559"/>
          <table:table-cell table:style-name="ce310"/>
          <table:table-cell table:style-name="ce620" table:formula="of:=[.C46]*[.C23]*0.01" office:value-type="currency" office:currency="GBP" office:value="36.468876" calcext:value-type="currency">
            <text:p>£36.47</text:p>
          </table:table-cell>
          <table:table-cell table:style-name="ce620" table:formula="of:=[.D46]*[.D23]*0.01" office:value-type="currency" office:currency="GBP" office:value="30.390912" calcext:value-type="currency">
            <text:p>£30.39</text:p>
          </table:table-cell>
          <table:table-cell table:style-name="ce620" table:formula="of:=[.E46]*[.E23]*0.01" office:value-type="currency" office:currency="GBP" office:value="21.707136" calcext:value-type="currency">
            <text:p>£21.71</text:p>
          </table:table-cell>
          <table:table-cell table:style-name="ce620" table:formula="of:=[.F46]*[.F23]*0.01" office:value-type="currency" office:currency="GBP" office:value="7.763696" calcext:value-type="currency">
            <text:p>£7.76</text:p>
          </table:table-cell>
          <table:table-cell table:style-name="ce620" table:formula="of:=[.G46]*[.G23]*0.01" office:value-type="currency" office:currency="GBP" office:value="3.629997" calcext:value-type="currency">
            <text:p>£3.63</text:p>
          </table:table-cell>
          <table:table-cell table:style-name="ce620" table:formula="of:=[.H46]*[.H23]*0.01" office:value-type="currency" office:currency="GBP" office:value="1.778309" calcext:value-type="currency">
            <text:p>£1.78</text:p>
          </table:table-cell>
          <table:table-cell table:style-name="ce620" table:formula="of:=[.I46]*[.I23]*0.01" office:value-type="currency" office:currency="GBP" office:value="4.026282" calcext:value-type="currency">
            <text:p>£4.03</text:p>
          </table:table-cell>
          <table:table-cell table:style-name="ce620" table:formula="of:=[.J46]*[.J23]*0.01" office:value-type="currency" office:currency="GBP" office:value="2.882912" calcext:value-type="currency">
            <text:p>£2.88</text:p>
          </table:table-cell>
          <table:table-cell table:style-name="ce620" table:formula="of:=[.K46]*[.K23]*0.01" office:value-type="currency" office:currency="GBP" office:value="5.995745" calcext:value-type="currency">
            <text:p>£6.00</text:p>
          </table:table-cell>
          <table:table-cell table:style-name="ce620" table:formula="of:=[.L46]*[.L23]*0.01" office:value-type="currency" office:currency="GBP" office:value="18.198194" calcext:value-type="currency">
            <text:p>£18.20</text:p>
          </table:table-cell>
          <table:table-cell table:style-name="ce620" table:formula="of:=[.M46]*[.M23]*0.01" office:value-type="currency" office:currency="GBP" office:value="31.238691" calcext:value-type="currency">
            <text:p>£31.24</text:p>
          </table:table-cell>
          <table:table-cell table:style-name="ce688" table:formula="of:=[.N46]*[.N23]*0.01" office:value-type="currency" office:currency="GBP" office:value="43.754976" calcext:value-type="currency">
            <text:p>£43.75</text:p>
          </table:table-cell>
          <table:table-cell table:style-name="ce695" table:formula="of:=SUM([.C48:.N48])" office:value-type="currency" office:currency="GBP" office:value="207.835726" calcext:value-type="currency">
            <text:p>£207.84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59" office:value-type="string" calcext:value-type="string">
            <text:p>Octopus Agile: <text:span text:style-name="T2">EV</text:span></text:p>
          </table:table-cell>
          <table:table-cell table:style-name="ce591" office:value-type="string" calcext:value-type="string">
            <text:p>p/kWh </text:p>
          </table:table-cell>
          <table:table-cell table:style-name="ce310" office:value-type="float" office:value="8.3" calcext:value-type="float">
            <text:p>8.3</text:p>
          </table:table-cell>
          <table:table-cell table:style-name="ce310" office:value-type="float" office:value="6.6" calcext:value-type="float">
            <text:p>6.6</text:p>
          </table:table-cell>
          <table:table-cell table:style-name="ce310" office:value-type="float" office:value="7" calcext:value-type="float">
            <text:p>7</text:p>
          </table:table-cell>
          <table:table-cell table:style-name="ce310" office:value-type="float" office:value="5.5" calcext:value-type="float">
            <text:p>5.5</text:p>
          </table:table-cell>
          <table:table-cell table:style-name="ce310" office:value-type="float" office:value="5.8" calcext:value-type="float">
            <text:p>5.8</text:p>
          </table:table-cell>
          <table:table-cell table:number-columns-repeated="2" table:style-name="ce310" office:value-type="float" office:value="7.3" calcext:value-type="float">
            <text:p>7.3</text:p>
          </table:table-cell>
          <table:table-cell table:style-name="ce310" office:value-type="float" office:value="8.3" calcext:value-type="float">
            <text:p>8.3</text:p>
          </table:table-cell>
          <table:table-cell table:style-name="ce310" office:value-type="float" office:value="7.8" calcext:value-type="float">
            <text:p>7.8</text:p>
          </table:table-cell>
          <table:table-cell table:style-name="ce310" office:value-type="float" office:value="6.8" calcext:value-type="float">
            <text:p>6.8</text:p>
          </table:table-cell>
          <table:table-cell table:style-name="ce310" office:value-type="float" office:value="8.3" calcext:value-type="float">
            <text:p>8.3</text:p>
          </table:table-cell>
          <table:table-cell table:style-name="ce689" office:value-type="float" office:value="8.5" calcext:value-type="float">
            <text:p>8.5</text:p>
          </table:table-cell>
          <table:table-cell table:style-name="ce277" table:formula="of:=100*[.O50]/[.O29]" office:value-type="float" office:value="7.58097570611351" calcext:value-type="float">
            <text:p>7.58</text:p>
          </table:table-cell>
          <table:table-cell table:style-name="Default" office:value-type="string" calcext:value-type="string">
            <text:p>p/kWh</text:p>
          </table:table-cell>
          <table:table-cell table:number-columns-repeated="997"/>
        </table:table-row>
        <table:table-row table:style-name="ro1">
          <table:table-cell table:style-name="ce559"/>
          <table:table-cell table:style-name="ce591"/>
          <table:table-cell table:style-name="ce622" table:formula="of:=[.C29]*[.C49]*0.01" office:value-type="currency" office:currency="GBP" office:value="16.734792" calcext:value-type="currency">
            <text:p>£16.73</text:p>
          </table:table-cell>
          <table:table-cell table:style-name="ce622" table:formula="of:=[.D29]*[.D49]*0.01" office:value-type="currency" office:currency="GBP" office:value="10.6847136" calcext:value-type="currency">
            <text:p>£10.68</text:p>
          </table:table-cell>
          <table:table-cell table:style-name="ce622" table:formula="of:=[.E29]*[.E49]*0.01" office:value-type="currency" office:currency="GBP" office:value="8.04636" calcext:value-type="currency">
            <text:p>£8.05</text:p>
          </table:table-cell>
          <table:table-cell table:style-name="ce622" table:formula="of:=[.F29]*[.F49]*0.01" office:value-type="currency" office:currency="GBP" office:value="1.86912" calcext:value-type="currency">
            <text:p>£1.87</text:p>
          </table:table-cell>
          <table:table-cell table:style-name="ce622" table:formula="of:=[.G29]*[.G49]*0.01" office:value-type="currency" office:currency="GBP" office:value="2.6926848" calcext:value-type="currency">
            <text:p>£2.69</text:p>
          </table:table-cell>
          <table:table-cell table:style-name="ce622" table:formula="of:=[.H29]*[.H49]*0.01" office:value-type="currency" office:currency="GBP" office:value="2.91708" calcext:value-type="currency">
            <text:p>£2.92</text:p>
          </table:table-cell>
          <table:table-cell table:style-name="ce622" table:formula="of:=[.I29]*[.I49]*0.01" office:value-type="currency" office:currency="GBP" office:value="19.5305952" calcext:value-type="currency">
            <text:p>£19.53</text:p>
          </table:table-cell>
          <table:table-cell table:style-name="ce622" table:formula="of:=[.J29]*[.J49]*0.01" office:value-type="currency" office:currency="GBP" office:value="14.0856312" calcext:value-type="currency">
            <text:p>£14.09</text:p>
          </table:table-cell>
          <table:table-cell table:style-name="ce622" table:formula="of:=[.K29]*[.K49]*0.01" office:value-type="currency" office:currency="GBP" office:value="15.926976" calcext:value-type="currency">
            <text:p>£15.93</text:p>
          </table:table-cell>
          <table:table-cell table:style-name="ce622" table:formula="of:=[.L29]*[.L49]*0.01" office:value-type="currency" office:currency="GBP" office:value="9.7035456" calcext:value-type="currency">
            <text:p>£9.70</text:p>
          </table:table-cell>
          <table:table-cell table:style-name="ce622" table:formula="of:=[.M29]*[.M49]*0.01" office:value-type="currency" office:currency="GBP" office:value="15.52648464" calcext:value-type="currency">
            <text:p>£15.53</text:p>
          </table:table-cell>
          <table:table-cell table:style-name="ce690" table:formula="of:=[.N29]*[.N49]*0.01" office:value-type="currency" office:currency="GBP" office:value="12.08061072" calcext:value-type="currency">
            <text:p>£12.08</text:p>
          </table:table-cell>
          <table:table-cell table:style-name="ce695" table:formula="of:=SUM([.C50:.N50])" office:value-type="currency" office:currency="GBP" office:value="129.79859376" calcext:value-type="currency">
            <text:p>£129.80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59" office:value-type="string" calcext:value-type="string">
            <text:p>Octopus Agile:</text:p>
          </table:table-cell>
          <table:table-cell table:style-name="ce591" office:value-type="string" calcext:value-type="string">
            <text:p>p/kWh </text:p>
          </table:table-cell>
          <table:table-cell table:style-name="ce623" table:formula="of:=100*[.C52]/[.C31]" office:value-type="float" office:value="16.4363645989588" calcext:value-type="float">
            <text:p>16.4</text:p>
          </table:table-cell>
          <table:table-cell table:style-name="ce623" table:formula="of:=100*[.D52]/[.D31]" office:value-type="float" office:value="9.67672759261069" calcext:value-type="float">
            <text:p>9.7</text:p>
          </table:table-cell>
          <table:table-cell table:style-name="ce623" table:formula="of:=100*[.E52]/[.E31]" office:value-type="float" office:value="11.0136732523647" calcext:value-type="float">
            <text:p>11.0</text:p>
          </table:table-cell>
          <table:table-cell table:style-name="ce623" table:formula="of:=100*[.F52]/[.F31]" office:value-type="float" office:value="8.22338226772262" calcext:value-type="float">
            <text:p>8.2</text:p>
          </table:table-cell>
          <table:table-cell table:style-name="ce623" table:formula="of:=100*[.G52]/[.G31]" office:value-type="float" office:value="7.90645705645961" calcext:value-type="float">
            <text:p>7.9</text:p>
          </table:table-cell>
          <table:table-cell table:style-name="ce623" table:formula="of:=100*[.H52]/[.H31]" office:value-type="float" office:value="7.96437422452827" calcext:value-type="float">
            <text:p>8.0</text:p>
          </table:table-cell>
          <table:table-cell table:style-name="ce623" table:formula="of:=100*[.I52]/[.I31]" office:value-type="float" office:value="8.35359326893337" calcext:value-type="float">
            <text:p>8.4</text:p>
          </table:table-cell>
          <table:table-cell table:style-name="ce623" table:formula="of:=100*[.J52]/[.J31]" office:value-type="float" office:value="10.9159674487834" calcext:value-type="float">
            <text:p>10.9</text:p>
          </table:table-cell>
          <table:table-cell table:style-name="ce623" table:formula="of:=100*[.K52]/[.K31]" office:value-type="float" office:value="12.2769056713444" calcext:value-type="float">
            <text:p>12.3</text:p>
          </table:table-cell>
          <table:table-cell table:style-name="ce623" table:formula="of:=100*[.L52]/[.L31]" office:value-type="float" office:value="11.3060988173563" calcext:value-type="float">
            <text:p>11.3</text:p>
          </table:table-cell>
          <table:table-cell table:style-name="ce623" table:formula="of:=100*[.M52]/[.M31]" office:value-type="float" office:value="13.0982377731881" calcext:value-type="float">
            <text:p>13.1</text:p>
          </table:table-cell>
          <table:table-cell table:style-name="ce623" table:formula="of:=100*[.N52]/[.N31]" office:value-type="float" office:value="15.6155846303864" calcext:value-type="float">
            <text:p>15.6</text:p>
          </table:table-cell>
          <table:table-cell table:style-name="ce696" table:formula="of:=100*[.O52]/[.O31]" office:value-type="float" office:value="11.140320641112" calcext:value-type="float">
            <text:p>11.1</text:p>
          </table:table-cell>
          <table:table-cell table:style-name="Default" office:value-type="string" calcext:value-type="string">
            <text:p>p/kWh</text:p>
          </table:table-cell>
          <table:table-cell table:number-columns-repeated="997"/>
        </table:table-row>
        <table:table-row table:style-name="ro1">
          <table:table-cell table:style-name="ce560" office:value-type="string" calcext:value-type="string">
            <text:p>Lighting, Appliances &amp; Cooking</text:p>
          </table:table-cell>
          <table:table-cell table:style-name="ce592"/>
          <table:table-cell table:style-name="ce624" table:formula="of:=[.C45]-[.C48]-[.C50]" office:value-type="currency" office:currency="GBP" office:value="18.627332" calcext:value-type="currency">
            <text:p>£18.63</text:p>
          </table:table-cell>
          <table:table-cell table:style-name="ce624" table:formula="of:=[.D45]-[.D48]-[.D50]" office:value-type="currency" office:currency="GBP" office:value="14.2563744" calcext:value-type="currency">
            <text:p>£14.26</text:p>
          </table:table-cell>
          <table:table-cell table:style-name="ce624" table:formula="of:=[.E45]-[.E48]-[.E50]" office:value-type="currency" office:currency="GBP" office:value="15.742504" calcext:value-type="currency">
            <text:p>£15.74</text:p>
          </table:table-cell>
          <table:table-cell table:style-name="ce624" table:formula="of:=[.F45]-[.F48]-[.F50]" office:value-type="currency" office:currency="GBP" office:value="13.623184" calcext:value-type="currency">
            <text:p>£13.62</text:p>
          </table:table-cell>
          <table:table-cell table:style-name="ce624" table:formula="of:=[.G45]-[.G48]-[.G50]" office:value-type="currency" office:currency="GBP" office:value="8.3773182" calcext:value-type="currency">
            <text:p>£8.38</text:p>
          </table:table-cell>
          <table:table-cell table:style-name="ce624" table:formula="of:=[.H45]-[.H48]-[.H50]" office:value-type="currency" office:currency="GBP" office:value="4.942611" calcext:value-type="currency">
            <text:p>£4.94</text:p>
          </table:table-cell>
          <table:table-cell table:style-name="ce624" table:formula="of:=[.I45]-[.I48]-[.I50]" office:value-type="currency" office:currency="GBP" office:value="13.0181228" calcext:value-type="currency">
            <text:p>£13.02</text:p>
          </table:table-cell>
          <table:table-cell table:style-name="ce624" table:formula="of:=[.J45]-[.J48]-[.J50]" office:value-type="currency" office:currency="GBP" office:value="11.6754568" calcext:value-type="currency">
            <text:p>£11.68</text:p>
          </table:table-cell>
          <table:table-cell table:style-name="ce624" table:formula="of:=[.K45]-[.K48]-[.K50]" office:value-type="currency" office:currency="GBP" office:value="17.742093" calcext:value-type="currency">
            <text:p>£17.74</text:p>
          </table:table-cell>
          <table:table-cell table:style-name="ce624" table:formula="of:=[.L45]-[.L48]-[.L50]" office:value-type="currency" office:currency="GBP" office:value="14.3763604" calcext:value-type="currency">
            <text:p>£14.38</text:p>
          </table:table-cell>
          <table:table-cell table:style-name="ce624" table:formula="of:=[.M45]-[.M48]-[.M50]" office:value-type="currency" office:currency="GBP" office:value="21.40015236" calcext:value-type="currency">
            <text:p>£21.40</text:p>
          </table:table-cell>
          <table:table-cell table:style-name="ce624" table:formula="of:=[.N45]-[.N48]-[.N50]" office:value-type="currency" office:currency="GBP" office:value="21.26923328" calcext:value-type="currency">
            <text:p>£21.27</text:p>
          </table:table-cell>
          <table:table-cell table:style-name="ce695" table:formula="of:=SUM([.C52:.N52])" office:value-type="currency" office:currency="GBP" office:value="175.05074224" calcext:value-type="currency">
            <text:p>£175.05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159"/>
          <table:table-cell table:style-name="ce233" table:number-columns-repeated="2"/>
          <table:table-cell table:number-columns-repeated="11"/>
          <table:table-cell table:style-name="ce697"/>
          <table:table-cell table:style-name="Default"/>
          <table:table-cell table:number-columns-repeated="997"/>
        </table:table-row>
        <table:table-row table:style-name="ro1">
          <table:table-cell table:style-name="ce565" office:value-type="string" calcext:value-type="string">
            <text:p><text:span text:style-name="T1">CarbonIntensity: </text:span>Whole house</text:p>
          </table:table-cell>
          <table:table-cell table:style-name="ce604" office:value-type="string" calcext:value-type="string">
            <text:p>g/kWh</text:p>
          </table:table-cell>
          <table:table-cell table:style-name="ce645" office:value-type="float" office:value="214" calcext:value-type="float">
            <text:p>214</text:p>
          </table:table-cell>
          <table:table-cell table:style-name="ce645" office:value-type="float" office:value="177" calcext:value-type="float">
            <text:p>177</text:p>
          </table:table-cell>
          <table:table-cell table:style-name="ce645" office:value-type="float" office:value="202" calcext:value-type="float">
            <text:p>202</text:p>
          </table:table-cell>
          <table:table-cell table:style-name="ce645" office:value-type="float" office:value="176" calcext:value-type="float">
            <text:p>176</text:p>
          </table:table-cell>
          <table:table-cell table:style-name="ce645" office:value-type="float" office:value="136" calcext:value-type="float">
            <text:p>136</text:p>
          </table:table-cell>
          <table:table-cell table:style-name="ce645" office:value-type="float" office:value="170" calcext:value-type="float">
            <text:p>170</text:p>
          </table:table-cell>
          <table:table-cell table:style-name="ce645" office:value-type="float" office:value="181" calcext:value-type="float">
            <text:p>181</text:p>
          </table:table-cell>
          <table:table-cell table:style-name="ce645" office:value-type="float" office:value="195" calcext:value-type="float">
            <text:p>195</text:p>
          </table:table-cell>
          <table:table-cell table:style-name="ce645" office:value-type="float" office:value="199" calcext:value-type="float">
            <text:p>199</text:p>
          </table:table-cell>
          <table:table-cell table:style-name="ce645" office:value-type="float" office:value="152" calcext:value-type="float">
            <text:p>152</text:p>
          </table:table-cell>
          <table:table-cell table:style-name="ce645" office:value-type="float" office:value="182" calcext:value-type="float">
            <text:p>182</text:p>
          </table:table-cell>
          <table:table-cell table:style-name="ce727" office:value-type="float" office:value="189" calcext:value-type="float">
            <text:p>189</text:p>
          </table:table-cell>
          <table:table-cell table:style-name="ce740" table:formula="of:=1000*[.O55]/[.O33]" office:value-type="float" office:value="185.156471177454" calcext:value-type="float">
            <text:p>185</text:p>
          </table:table-cell>
          <table:table-cell table:style-name="Default" office:value-type="string" calcext:value-type="string">
            <text:p>gCO2/kWh</text:p>
          </table:table-cell>
          <table:table-cell table:number-columns-repeated="997"/>
        </table:table-row>
        <table:table-row table:style-name="ro1">
          <table:table-cell table:style-name="ce566"/>
          <table:table-cell table:style-name="ce605" office:value-type="string" calcext:value-type="string">
            <text:p>kg</text:p>
          </table:table-cell>
          <table:table-cell table:style-name="ce646" table:formula="of:=[.C54]*[.C33]*0.001" office:value-type="float" office:value="141.026" calcext:value-type="float">
            <text:p>141.0</text:p>
          </table:table-cell>
          <table:table-cell table:style-name="ce646" table:formula="of:=[.D54]*[.D33]*0.001" office:value-type="float" office:value="112.572" calcext:value-type="float">
            <text:p>112.6</text:p>
          </table:table-cell>
          <table:table-cell table:style-name="ce646" table:formula="of:=[.E54]*[.E33]*0.001" office:value-type="float" office:value="97.768" calcext:value-type="float">
            <text:p>97.8</text:p>
          </table:table-cell>
          <table:table-cell table:style-name="ce646" table:formula="of:=[.F54]*[.F33]*0.001" office:value-type="float" office:value="53.856" calcext:value-type="float">
            <text:p>53.9</text:p>
          </table:table-cell>
          <table:table-cell table:style-name="ce646" table:formula="of:=[.G54]*[.G33]*0.001" office:value-type="float" office:value="28.56" calcext:value-type="float">
            <text:p>28.6</text:p>
          </table:table-cell>
          <table:table-cell table:style-name="ce646" table:formula="of:=[.H54]*[.H33]*0.001" office:value-type="float" office:value="20.74" calcext:value-type="float">
            <text:p>20.7</text:p>
          </table:table-cell>
          <table:table-cell table:style-name="ce646" table:formula="of:=[.I54]*[.I33]*0.001" office:value-type="float" office:value="85.975" calcext:value-type="float">
            <text:p>86.0</text:p>
          </table:table-cell>
          <table:table-cell table:style-name="ce646" table:formula="of:=[.J54]*[.J33]*0.001" office:value-type="float" office:value="60.06" calcext:value-type="float">
            <text:p>60.1</text:p>
          </table:table-cell>
          <table:table-cell table:style-name="ce646" table:formula="of:=[.K54]*[.K33]*0.001" office:value-type="float" office:value="80.543857" calcext:value-type="float">
            <text:p>80.5</text:p>
          </table:table-cell>
          <table:table-cell table:style-name="ce646" table:formula="of:=[.L54]*[.L33]*0.001" office:value-type="float" office:value="64.262712" calcext:value-type="float">
            <text:p>64.3</text:p>
          </table:table-cell>
          <table:table-cell table:style-name="ce646" table:formula="of:=[.M54]*[.M33]*0.001" office:value-type="float" office:value="110.768658" calcext:value-type="float">
            <text:p>110.8</text:p>
          </table:table-cell>
          <table:table-cell table:style-name="ce728" table:formula="of:=[.N54]*[.N33]*0.001" office:value-type="float" office:value="112.098546" calcext:value-type="float">
            <text:p>112.1</text:p>
          </table:table-cell>
          <table:table-cell table:style-name="ce741" table:formula="of:=SUM([.C55:.N55])" office:value-type="float" office:value="968.230773" calcext:value-type="float">
            <text:p>968</text:p>
          </table:table-cell>
          <table:table-cell table:style-name="ce747" office:value-type="string" calcext:value-type="string">
            <text:p>kgCO2</text:p>
          </table:table-cell>
          <table:table-cell table:number-columns-repeated="997"/>
        </table:table-row>
        <table:table-row table:style-name="ro1">
          <table:table-cell table:style-name="ce567" office:value-type="string" calcext:value-type="string">
            <text:p><text:span text:style-name="T3">CarbonIntensity</text:span>: <text:span text:style-name="T2">Heatpump</text:span></text:p>
          </table:table-cell>
          <table:table-cell table:style-name="ce605" office:value-type="string" calcext:value-type="string">
            <text:p>g/kWh</text:p>
          </table:table-cell>
          <table:table-cell table:style-name="ce647" office:value-type="float" office:value="216" calcext:value-type="float">
            <text:p>216</text:p>
          </table:table-cell>
          <table:table-cell table:style-name="ce647" office:value-type="float" office:value="179" calcext:value-type="float">
            <text:p>179</text:p>
          </table:table-cell>
          <table:table-cell table:style-name="ce647" office:value-type="float" office:value="205" calcext:value-type="float">
            <text:p>205</text:p>
          </table:table-cell>
          <table:table-cell table:style-name="ce647" office:value-type="float" office:value="177" calcext:value-type="float">
            <text:p>177</text:p>
          </table:table-cell>
          <table:table-cell table:style-name="ce647" office:value-type="float" office:value="138" calcext:value-type="float">
            <text:p>138</text:p>
          </table:table-cell>
          <table:table-cell table:style-name="ce647" office:value-type="float" office:value="166" calcext:value-type="float">
            <text:p>166</text:p>
          </table:table-cell>
          <table:table-cell table:style-name="ce647" office:value-type="float" office:value="184" calcext:value-type="float">
            <text:p>184</text:p>
          </table:table-cell>
          <table:table-cell table:style-name="ce647" office:value-type="float" office:value="199" calcext:value-type="float">
            <text:p>199</text:p>
          </table:table-cell>
          <table:table-cell table:style-name="ce647" office:value-type="float" office:value="204" calcext:value-type="float">
            <text:p>204</text:p>
          </table:table-cell>
          <table:table-cell table:style-name="ce647" office:value-type="float" office:value="161" calcext:value-type="float">
            <text:p>161</text:p>
          </table:table-cell>
          <table:table-cell table:style-name="ce647" office:value-type="float" office:value="189" calcext:value-type="float">
            <text:p>189</text:p>
          </table:table-cell>
          <table:table-cell table:style-name="ce729" office:value-type="float" office:value="201" calcext:value-type="float">
            <text:p>201</text:p>
          </table:table-cell>
          <table:table-cell table:style-name="ce740" table:formula="of:=1000*[.O58]/[.O23]" office:value-type="float" office:value="191.752727584826" calcext:value-type="float">
            <text:p>192</text:p>
          </table:table-cell>
          <table:table-cell table:style-name="Default" office:value-type="string" calcext:value-type="string">
            <text:p>gCO2/kWh el</text:p>
          </table:table-cell>
          <table:table-cell table:number-columns-repeated="997"/>
        </table:table-row>
        <table:table-row table:style-name="ro1">
          <table:table-cell table:style-name="ce567"/>
          <table:table-cell table:style-name="ce605" office:value-type="string" calcext:value-type="string">
            <text:p>g/kWh</text:p>
          </table:table-cell>
          <table:table-cell table:style-name="ce647" table:formula="of:=[.C56]/[.C25]" office:value-type="float" office:value="54.8698661441101" calcext:value-type="float">
            <text:p>55</text:p>
          </table:table-cell>
          <table:table-cell table:style-name="ce647" table:formula="of:=[.D56]/[.D25]" office:value-type="float" office:value="45.1865737303854" calcext:value-type="float">
            <text:p>45</text:p>
          </table:table-cell>
          <table:table-cell table:style-name="ce647" table:formula="of:=[.E56]/[.E25]" office:value-type="float" office:value="52.4457765075658" calcext:value-type="float">
            <text:p>52</text:p>
          </table:table-cell>
          <table:table-cell table:style-name="ce647" table:formula="of:=[.F56]/[.F25]" office:value-type="float" office:value="47.6352410065389" calcext:value-type="float">
            <text:p>48</text:p>
          </table:table-cell>
          <table:table-cell table:style-name="ce647" table:formula="of:=[.G56]/[.G25]" office:value-type="float" office:value="39.7642675681623" calcext:value-type="float">
            <text:p>40</text:p>
          </table:table-cell>
          <table:table-cell table:style-name="ce647" table:formula="of:=[.H56]/[.H25]" office:value-type="float" office:value="72.0818428773226" calcext:value-type="float">
            <text:p>72</text:p>
          </table:table-cell>
          <table:table-cell table:style-name="ce647" table:formula="of:=[.I56]/[.I25]" office:value-type="float" office:value="66.0291426823503" calcext:value-type="float">
            <text:p>66</text:p>
          </table:table-cell>
          <table:table-cell table:style-name="ce647" table:formula="of:=[.J56]/[.J25]" office:value-type="float" office:value="70.2015580672761" calcext:value-type="float">
            <text:p>70</text:p>
          </table:table-cell>
          <table:table-cell table:style-name="ce647" table:formula="of:=[.K56]/[.K25]" office:value-type="float" office:value="57.3835125448029" calcext:value-type="float">
            <text:p>57</text:p>
          </table:table-cell>
          <table:table-cell table:style-name="ce647" table:formula="of:=[.L56]/[.L25]" office:value-type="float" office:value="38.7567624576559" calcext:value-type="float">
            <text:p>39</text:p>
          </table:table-cell>
          <table:table-cell table:style-name="ce647" table:formula="of:=[.M56]/[.M25]" office:value-type="float" office:value="43.8787967896405" calcext:value-type="float">
            <text:p>44</text:p>
          </table:table-cell>
          <table:table-cell table:style-name="ce729" table:formula="of:=[.N56]/[.N25]" office:value-type="float" office:value="50.1184880073508" calcext:value-type="float">
            <text:p>50</text:p>
          </table:table-cell>
          <table:table-cell table:style-name="ce273" table:formula="of:=1000*[.O58]/[.O24]" office:value-type="float" office:value="48.99313228335" calcext:value-type="float">
            <text:p>49</text:p>
          </table:table-cell>
          <table:table-cell table:style-name="Default" office:value-type="string" calcext:value-type="string">
            <text:p>gCO2/kWh th</text:p>
          </table:table-cell>
          <table:table-cell table:number-columns-repeated="997"/>
        </table:table-row>
        <table:table-row table:style-name="ro1">
          <table:table-cell table:style-name="ce567"/>
          <table:table-cell table:style-name="ce605" office:value-type="string" calcext:value-type="string">
            <text:p>kg</text:p>
          </table:table-cell>
          <table:table-cell table:style-name="ce646" table:formula="of:=[.C56]*[.C23]*0.001" office:value-type="float" office:value="74.313936" calcext:value-type="float">
            <text:p>74.3</text:p>
          </table:table-cell>
          <table:table-cell table:style-name="ce646" table:formula="of:=[.D56]*[.D23]*0.001" office:value-type="float" office:value="58.494336" calcext:value-type="float">
            <text:p>58.5</text:p>
          </table:table-cell>
          <table:table-cell table:style-name="ce646" table:formula="of:=[.E56]*[.E23]*0.001" office:value-type="float" office:value="46.35378" calcext:value-type="float">
            <text:p>46.4</text:p>
          </table:table-cell>
          <table:table-cell table:style-name="ce646" table:formula="of:=[.F56]*[.F23]*0.001" office:value-type="float" office:value="18.824304" calcext:value-type="float">
            <text:p>18.8</text:p>
          </table:table-cell>
          <table:table-cell table:style-name="ce646" table:formula="of:=[.G56]*[.G23]*0.001" office:value-type="float" office:value="7.951422" calcext:value-type="float">
            <text:p>8.0</text:p>
          </table:table-cell>
          <table:table-cell table:style-name="ce646" table:formula="of:=[.H56]*[.H23]*0.001" office:value-type="float" office:value="3.316846" calcext:value-type="float">
            <text:p>3.3</text:p>
          </table:table-cell>
          <table:table-cell table:style-name="ce646" table:formula="of:=[.I56]*[.I23]*0.001" office:value-type="float" office:value="9.497896" calcext:value-type="float">
            <text:p>9.5</text:p>
          </table:table-cell>
          <table:table-cell table:style-name="ce646" table:formula="of:=[.J56]*[.J23]*0.001" office:value-type="float" office:value="6.235864" calcext:value-type="float">
            <text:p>6.2</text:p>
          </table:table-cell>
          <table:table-cell table:style-name="ce646" table:formula="of:=[.K56]*[.K23]*0.001" office:value-type="float" office:value="11.43114" calcext:value-type="float">
            <text:p>11.4</text:p>
          </table:table-cell>
          <table:table-cell table:style-name="ce646" table:formula="of:=[.L56]*[.L23]*0.001" office:value-type="float" office:value="24.621086" calcext:value-type="float">
            <text:p>24.6</text:p>
          </table:table-cell>
          <table:table-cell table:style-name="ce646" table:formula="of:=[.M56]*[.M23]*0.001" office:value-type="float" office:value="48.794319" calcext:value-type="float">
            <text:p>48.8</text:p>
          </table:table-cell>
          <table:table-cell table:style-name="ce728" table:formula="of:=[.N56]*[.N23]*0.001" office:value-type="float" office:value="63.271584" calcext:value-type="float">
            <text:p>63.3</text:p>
          </table:table-cell>
          <table:table-cell table:style-name="ce742" table:formula="of:=SUM([.C58:.N58])" office:value-type="float" office:value="373.106513" calcext:value-type="float">
            <text:p>373</text:p>
          </table:table-cell>
          <table:table-cell table:style-name="ce747" office:value-type="string" calcext:value-type="string">
            <text:p>kgCO2</text:p>
          </table:table-cell>
          <table:table-cell table:number-columns-repeated="997"/>
        </table:table-row>
        <table:table-row table:style-name="ro1">
          <table:table-cell table:style-name="ce567" office:value-type="string" calcext:value-type="string">
            <text:p><text:span text:style-name="T3">CarbonIntensity</text:span>: <text:span text:style-name="T2">EV</text:span></text:p>
          </table:table-cell>
          <table:table-cell table:style-name="ce605" office:value-type="string" calcext:value-type="string">
            <text:p>g/kWh</text:p>
          </table:table-cell>
          <table:table-cell table:style-name="ce648" table:formula="of:=[.C65]*0.92" office:value-type="float" office:value="0" calcext:value-type="float">
            <text:p>0</text:p>
          </table:table-cell>
          <table:table-cell table:style-name="ce677" office:value-type="float" office:value="168" calcext:value-type="float">
            <text:p>168</text:p>
          </table:table-cell>
          <table:table-cell table:style-name="ce677" office:value-type="float" office:value="197" calcext:value-type="float">
            <text:p>197</text:p>
          </table:table-cell>
          <table:table-cell table:style-name="ce677" office:value-type="float" office:value="186" calcext:value-type="float">
            <text:p>186</text:p>
          </table:table-cell>
          <table:table-cell table:style-name="ce677" office:value-type="float" office:value="116" calcext:value-type="float">
            <text:p>116</text:p>
          </table:table-cell>
          <table:table-cell table:style-name="ce677" office:value-type="float" office:value="166" calcext:value-type="float">
            <text:p>166</text:p>
          </table:table-cell>
          <table:table-cell table:style-name="ce677" office:value-type="float" office:value="163" calcext:value-type="float">
            <text:p>163</text:p>
          </table:table-cell>
          <table:table-cell table:style-name="ce677" office:value-type="float" office:value="176" calcext:value-type="float">
            <text:p>176</text:p>
          </table:table-cell>
          <table:table-cell table:style-name="ce677" office:value-type="float" office:value="181" calcext:value-type="float">
            <text:p>181</text:p>
          </table:table-cell>
          <table:table-cell table:style-name="ce677" office:value-type="float" office:value="129" calcext:value-type="float">
            <text:p>129</text:p>
          </table:table-cell>
          <table:table-cell table:style-name="ce677" office:value-type="float" office:value="164" calcext:value-type="float">
            <text:p>164</text:p>
          </table:table-cell>
          <table:table-cell table:style-name="ce730" office:value-type="float" office:value="142" calcext:value-type="float">
            <text:p>142</text:p>
          </table:table-cell>
          <table:table-cell table:style-name="ce273" table:formula="of:=1000*[.O60]/[.O29]" office:value-type="float" office:value="144.780222811051" calcext:value-type="float">
            <text:p>145</text:p>
          </table:table-cell>
          <table:table-cell table:style-name="Default" office:value-type="string" calcext:value-type="string">
            <text:p>gCO2/kWh</text:p>
          </table:table-cell>
          <table:table-cell table:number-columns-repeated="997"/>
        </table:table-row>
        <table:table-row table:style-name="ro1">
          <table:table-cell table:style-name="ce567"/>
          <table:table-cell table:style-name="ce605" office:value-type="string" calcext:value-type="string">
            <text:p>kg</text:p>
          </table:table-cell>
          <table:table-cell table:style-name="ce649" table:formula="of:=[.C59]*[.C29]*0.001" office:value-type="float" office:value="0" calcext:value-type="float">
            <text:p>0.0</text:p>
          </table:table-cell>
          <table:table-cell table:style-name="ce649" table:formula="of:=[.D59]*[.D29]*0.001" office:value-type="float" office:value="27.1974528" calcext:value-type="float">
            <text:p>27.2</text:p>
          </table:table-cell>
          <table:table-cell table:style-name="ce649" table:formula="of:=[.E59]*[.E29]*0.001" office:value-type="float" office:value="22.644756" calcext:value-type="float">
            <text:p>22.6</text:p>
          </table:table-cell>
          <table:table-cell table:style-name="ce649" table:formula="of:=[.F59]*[.F29]*0.001" office:value-type="float" office:value="6.321024" calcext:value-type="float">
            <text:p>6.3</text:p>
          </table:table-cell>
          <table:table-cell table:style-name="ce649" table:formula="of:=[.G59]*[.G29]*0.001" office:value-type="float" office:value="5.3853696" calcext:value-type="float">
            <text:p>5.4</text:p>
          </table:table-cell>
          <table:table-cell table:style-name="ce649" table:formula="of:=[.H59]*[.H29]*0.001" office:value-type="float" office:value="6.63336" calcext:value-type="float">
            <text:p>6.6</text:p>
          </table:table-cell>
          <table:table-cell table:style-name="ce649" table:formula="of:=[.I59]*[.I29]*0.001" office:value-type="float" office:value="43.6094112" calcext:value-type="float">
            <text:p>43.6</text:p>
          </table:table-cell>
          <table:table-cell table:style-name="ce649" table:formula="of:=[.J59]*[.J29]*0.001" office:value-type="float" office:value="29.8683264" calcext:value-type="float">
            <text:p>29.9</text:p>
          </table:table-cell>
          <table:table-cell table:style-name="ce649" table:formula="of:=[.K59]*[.K29]*0.001" office:value-type="float" office:value="36.958752" calcext:value-type="float">
            <text:p>37.0</text:p>
          </table:table-cell>
          <table:table-cell table:style-name="ce649" table:formula="of:=[.L59]*[.L29]*0.001" office:value-type="float" office:value="18.4081968" calcext:value-type="float">
            <text:p>18.4</text:p>
          </table:table-cell>
          <table:table-cell table:style-name="ce649" table:formula="of:=[.M59]*[.M29]*0.001" office:value-type="float" office:value="30.67883712" calcext:value-type="float">
            <text:p>30.7</text:p>
          </table:table-cell>
          <table:table-cell table:style-name="ce731" table:formula="of:=[.N59]*[.N29]*0.001" office:value-type="float" office:value="20.181726144" calcext:value-type="float">
            <text:p>20.2</text:p>
          </table:table-cell>
          <table:table-cell table:style-name="ce743" table:formula="of:=SUM([.C60:.N60])" office:value-type="float" office:value="247.887212064" calcext:value-type="float">
            <text:p>248</text:p>
          </table:table-cell>
          <table:table-cell table:style-name="ce747" office:value-type="string" calcext:value-type="string">
            <text:p>kgCO2</text:p>
          </table:table-cell>
          <table:table-cell table:number-columns-repeated="997"/>
        </table:table-row>
        <table:table-row table:style-name="ro1">
          <table:table-cell table:style-name="ce567" office:value-type="string" calcext:value-type="string">
            <text:p><text:span text:style-name="T3">CarbonIntensity</text:span>:</text:p>
          </table:table-cell>
          <table:table-cell table:style-name="ce605" office:value-type="string" calcext:value-type="string">
            <text:p>g/kWh</text:p>
          </table:table-cell>
          <table:table-cell table:style-name="ce647" table:formula="of:=1000*[.C62]/[.C31]" office:value-type="float" office:value="588.653172152122" calcext:value-type="float">
            <text:p>589</text:p>
          </table:table-cell>
          <table:table-cell table:style-name="ce647" table:formula="of:=1000*[.D62]/[.D31]" office:value-type="float" office:value="182.453458443293" calcext:value-type="float">
            <text:p>182</text:p>
          </table:table-cell>
          <table:table-cell table:style-name="ce647" table:formula="of:=1000*[.E62]/[.E31]" office:value-type="float" office:value="201.275144120445" calcext:value-type="float">
            <text:p>201</text:p>
          </table:table-cell>
          <table:table-cell table:style-name="ce647" table:formula="of:=1000*[.F62]/[.F31]" office:value-type="float" office:value="173.306644774966" calcext:value-type="float">
            <text:p>173</text:p>
          </table:table-cell>
          <table:table-cell table:style-name="ce647" table:formula="of:=1000*[.G62]/[.G31]" office:value-type="float" office:value="143.675625782169" calcext:value-type="float">
            <text:p>144</text:p>
          </table:table-cell>
          <table:table-cell table:style-name="ce647" table:formula="of:=1000*[.H62]/[.H31]" office:value-type="float" office:value="173.863484748385" calcext:value-type="float">
            <text:p>174</text:p>
          </table:table-cell>
          <table:table-cell table:style-name="ce647" table:formula="of:=1000*[.I62]/[.I31]" office:value-type="float" office:value="210.908547689725" calcext:value-type="float">
            <text:p>211</text:p>
          </table:table-cell>
          <table:table-cell table:style-name="ce647" table:formula="of:=1000*[.J62]/[.J31]" office:value-type="float" office:value="223.974823668444" calcext:value-type="float">
            <text:p>224</text:p>
          </table:table-cell>
          <table:table-cell table:style-name="ce647" table:formula="of:=1000*[.K62]/[.K31]" office:value-type="float" office:value="222.494152896565" calcext:value-type="float">
            <text:p>222</text:p>
          </table:table-cell>
          <table:table-cell table:style-name="ce647" table:formula="of:=1000*[.L62]/[.L31]" office:value-type="float" office:value="166.987500373557" calcext:value-type="float">
            <text:p>167</text:p>
          </table:table-cell>
          <table:table-cell table:style-name="ce647" table:formula="of:=1000*[.M62]/[.M31]" office:value-type="float" office:value="191.54813384492" calcext:value-type="float">
            <text:p>192</text:p>
          </table:table-cell>
          <table:table-cell table:style-name="ce729" table:formula="of:=1000*[.N62]/[.N31]" office:value-type="float" office:value="210.309463852355" calcext:value-type="float">
            <text:p>210</text:p>
          </table:table-cell>
          <table:table-cell table:style-name="ce744" table:formula="of:=1000*[.O62]/[.O31]" office:value-type="float" office:value="220.98347044862" calcext:value-type="float">
            <text:p>221</text:p>
          </table:table-cell>
          <table:table-cell table:style-name="Default" office:value-type="string" calcext:value-type="string">
            <text:p>gCO2/kWh</text:p>
          </table:table-cell>
          <table:table-cell table:number-columns-repeated="997"/>
        </table:table-row>
        <table:table-row table:style-name="ro1">
          <table:table-cell table:style-name="ce568" office:value-type="string" calcext:value-type="string">
            <text:p>Lighting, Appliances &amp; Cooking</text:p>
          </table:table-cell>
          <table:table-cell table:style-name="ce606" office:value-type="string" calcext:value-type="string">
            <text:p>kg</text:p>
          </table:table-cell>
          <table:table-cell table:style-name="ce650" table:formula="of:=[.C55]-[.C58]-[.C60]" office:value-type="float" office:value="66.712064" calcext:value-type="float">
            <text:p>66.7</text:p>
          </table:table-cell>
          <table:table-cell table:style-name="ce650" table:formula="of:=[.D55]-[.D58]-[.D60]" office:value-type="float" office:value="26.8802112" calcext:value-type="float">
            <text:p>26.9</text:p>
          </table:table-cell>
          <table:table-cell table:style-name="ce650" table:formula="of:=[.E55]-[.E58]-[.E60]" office:value-type="float" office:value="28.769464" calcext:value-type="float">
            <text:p>28.8</text:p>
          </table:table-cell>
          <table:table-cell table:style-name="ce650" table:formula="of:=[.F55]-[.F58]-[.F60]" office:value-type="float" office:value="28.710672" calcext:value-type="float">
            <text:p>28.7</text:p>
          </table:table-cell>
          <table:table-cell table:style-name="ce650" table:formula="of:=[.G55]-[.G58]-[.G60]" office:value-type="float" office:value="15.2232084" calcext:value-type="float">
            <text:p>15.2</text:p>
          </table:table-cell>
          <table:table-cell table:style-name="ce650" table:formula="of:=[.H55]-[.H58]-[.H60]" office:value-type="float" office:value="10.789794" calcext:value-type="float">
            <text:p>10.8</text:p>
          </table:table-cell>
          <table:table-cell table:style-name="ce650" table:formula="of:=[.I55]-[.I58]-[.I60]" office:value-type="float" office:value="32.8676928" calcext:value-type="float">
            <text:p>32.9</text:p>
          </table:table-cell>
          <table:table-cell table:style-name="ce650" table:formula="of:=[.J55]-[.J58]-[.J60]" office:value-type="float" office:value="23.9558096" calcext:value-type="float">
            <text:p>24.0</text:p>
          </table:table-cell>
          <table:table-cell table:style-name="ce650" table:formula="of:=[.K55]-[.K58]-[.K60]" office:value-type="float" office:value="32.153965" calcext:value-type="float">
            <text:p>32.2</text:p>
          </table:table-cell>
          <table:table-cell table:style-name="ce650" table:formula="of:=[.L55]-[.L58]-[.L60]" office:value-type="float" office:value="21.2334292" calcext:value-type="float">
            <text:p>21.2</text:p>
          </table:table-cell>
          <table:table-cell table:style-name="ce650" table:formula="of:=[.M55]-[.M58]-[.M60]" office:value-type="float" office:value="31.29550188" calcext:value-type="float">
            <text:p>31.3</text:p>
          </table:table-cell>
          <table:table-cell table:style-name="ce732" table:formula="of:=[.N55]-[.N58]-[.N60]" office:value-type="float" office:value="28.645235856" calcext:value-type="float">
            <text:p>28.6</text:p>
          </table:table-cell>
          <table:table-cell table:style-name="ce741" table:formula="of:=SUM([.C62:.N62])" office:value-type="float" office:value="347.237047936" calcext:value-type="float">
            <text:p>347</text:p>
          </table:table-cell>
          <table:table-cell table:style-name="ce747" office:value-type="string" calcext:value-type="string">
            <text:p>kgCO2</text:p>
          </table:table-cell>
          <table:table-cell table:number-columns-repeated="997"/>
        </table:table-row>
        <table:table-row table:style-name="ro1" table:number-rows-repeated="2">
          <table:table-cell table:style-name="ce159"/>
          <table:table-cell table:style-name="ce233" table:number-columns-repeated="2"/>
          <table:table-cell table:number-columns-repeated="11"/>
          <table:table-cell table:style-name="ce697"/>
          <table:table-cell table:style-name="Default"/>
          <table:table-cell table:number-columns-repeated="997"/>
        </table:table-row>
        <table:table-row table:style-name="ro1">
          <table:table-cell table:style-name="ce159"/>
          <table:table-cell table:style-name="ce233"/>
          <table:table-cell table:style-name="ce125" table:number-columns-repeated="12"/>
          <table:table-cell table:style-name="ce745"/>
          <table:table-cell table:style-name="Default"/>
          <table:table-cell table:number-columns-repeated="997"/>
        </table:table-row>
        <table:table-row table:style-name="ro1" table:number-rows-repeated="4">
          <table:table-cell table:style-name="ce159"/>
          <table:table-cell table:style-name="ce233" table:number-columns-repeated="2"/>
          <table:table-cell table:number-columns-repeated="11"/>
          <table:table-cell table:style-name="ce697"/>
          <table:table-cell table:style-name="Default"/>
          <table:table-cell table:number-columns-repeated="997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997"/>
        </table:table-row>
        <table:table-row table:style-name="ro1">
          <table:table-cell table:number-columns-repeated="2"/>
          <table:table-cell table:style-name="ce120" table:number-columns-repeated="4"/>
          <table:table-cell table:style-name="ce125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ce276"/>
          <table:table-cell table:number-columns-repeated="997"/>
        </table:table-row>
        <table:table-row table:style-name="ro1">
          <table:table-cell table:style-name="ce160"/>
          <table:table-cell/>
          <table:table-cell table:style-name="Default" table:number-columns-repeated="12"/>
          <table:table-cell/>
          <table:table-cell table:style-name="ce276"/>
          <table:table-cell table:number-columns-repeated="997"/>
        </table:table-row>
        <table:table-row table:style-name="ro1">
          <table:table-cell table:style-name="ce160"/>
          <table:table-cell/>
          <table:table-cell table:style-name="Default" table:number-columns-repeated="12"/>
          <table:table-cell/>
          <table:table-cell table:style-name="Default"/>
          <table:table-cell table:number-columns-repeated="997"/>
        </table:table-row>
        <table:table-row table:style-name="ro1">
          <table:table-cell table:style-name="ce160"/>
          <table:table-cell/>
          <table:table-cell table:style-name="Default" table:number-columns-repeated="12"/>
          <table:table-cell/>
          <table:table-cell table:style-name="ce675"/>
          <table:table-cell table:number-columns-repeated="997"/>
        </table:table-row>
        <table:table-row table:style-name="ro1">
          <table:table-cell table:style-name="ce160"/>
          <table:table-cell/>
          <table:table-cell table:style-name="ce611" table:number-columns-repeated="12"/>
          <table:table-cell/>
          <table:table-cell table:style-name="ce277"/>
          <table:table-cell table:number-columns-repeated="997"/>
        </table:table-row>
        <table:table-row table:style-name="ro1">
          <table:table-cell table:style-name="ce160"/>
          <table:table-cell/>
          <table:table-cell table:style-name="ce611" table:number-columns-repeated="12"/>
          <table:table-cell/>
          <table:table-cell table:style-name="ce675"/>
          <table:table-cell table:number-columns-repeated="997"/>
        </table:table-row>
        <table:table-row table:style-name="ro1" table:number-rows-repeated="2">
          <table:table-cell table:style-name="ce160"/>
          <table:table-cell/>
          <table:table-cell table:style-name="ce611" table:number-columns-repeated="12"/>
          <table:table-cell/>
          <table:table-cell table:style-name="Default"/>
          <table:table-cell table:number-columns-repeated="997"/>
        </table:table-row>
        <table:table-row table:style-name="ro1" table:number-rows-repeated="6">
          <table:table-cell table:style-name="ce160"/>
          <table:table-cell/>
          <table:table-cell table:style-name="Default" table:number-columns-repeated="12"/>
          <table:table-cell/>
          <table:table-cell table:style-name="Default"/>
          <table:table-cell table:number-columns-repeated="997"/>
        </table:table-row>
        <table:table-row table:style-name="ro1" table:number-rows-repeated="2">
          <table:table-cell table:style-name="ce161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199"/>
          <table:table-cell table:style-name="ce235" table:number-columns-repeated="11"/>
          <table:table-cell table:number-columns-repeated="999"/>
        </table:table-row>
        <table:table-row table:style-name="ro1">
          <table:table-cell table:number-columns-repeated="2"/>
          <table:table-cell table:style-name="ce200"/>
          <table:table-cell table:style-name="ce236" table:number-columns-repeated="11"/>
          <table:table-cell table:number-columns-repeated="999"/>
        </table:table-row>
        <table:table-row table:style-name="ro1">
          <table:table-cell table:number-columns-repeated="2"/>
          <table:table-cell table:style-name="ce201"/>
          <table:table-cell table:style-name="ce237" table:number-columns-repeated="11"/>
          <table:table-cell table:number-columns-repeated="999"/>
        </table:table-row>
        <table:table-row table:style-name="ro1" table:number-rows-repeated="35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997"/>
        </table:table-row>
        <table:table-row table:style-name="ro1" table:number-rows-repeated="1048450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 number:title="User-defined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percentage-style style:name="N114" number:title="User-defined">
      <number:number number:decimal-places="1" loext:min-decimal-places="1" number:min-integer-digits="1"/>
      <number:text>%</number:text>
    </number:percentage-style>
    <number:number-style style:name="N115">
      <number:number number:decimal-places="4" loext:min-decimal-places="4" number:min-integer-digits="1"/>
    </number:number-style>
    <number:currency-style style:name="N10112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number-style style:name="N10113" number:language="en" number:country="GB" number:title="User-defined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9:24:49.464616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7T22:51:05.371763103</meta:creation-date>
    <dc:date>2021-01-19T19:28:57.403214447</dc:date>
    <meta:editing-duration>P4DT4H16M36S</meta:editing-duration>
    <meta:editing-cycles>146</meta:editing-cycles>
    <meta:generator>LibreOffice/6.4.6.2$Linux_X86_64 LibreOffice_project/40$Build-2</meta:generator>
    <meta:document-statistic meta:table-count="1" meta:cell-count="739" meta:object-count="0"/>
  </office:meta>
</office:document-meta>
</file>